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Absatz-Standardschriftart" style:family="text">
      <style:text-properties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fo:language="en" fo:country="US"/>
    </style:style>
    <style:style style:name="T8" style:parent-style-name="Absatz-Standardschriftart" style:family="text">
      <style:text-properties fo:language="en" fo:country="US"/>
    </style:style>
    <style:style style:name="T9" style:parent-style-name="CommentReference" style:family="text">
      <style:text-properties style:font-name="Calibri" style:font-name-asian="Calibri" style:letter-kerning="true" style:language-asian="en" style:country-asian="US"/>
    </style:style>
    <style:style style:name="T10" style:parent-style-name="CommentReference" style:family="text">
      <style:text-properties style:font-name="Calibri" style:font-name-asian="Calibri" style:letter-kerning="true" style:language-asian="en" style:country-asian="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P13" style:parent-style-name="CommentText" style:family="paragraph">
      <style:paragraph-properties fo:text-align="start" fo:text-indent="0in"/>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CommentReference" style:family="text">
      <style:text-properties style:font-name="Calibri" style:font-name-asian="Calibri" style:letter-kerning="true" style:language-asian="en" style:country-asian="US"/>
    </style:style>
    <style:style style:name="T18" style:parent-style-name="Kommentarzeichen" style:family="text">
      <style:text-properties style:font-name="Calibri" style:font-name-asian="Calibri" style:letter-kerning="true" style:language-asian="en" style:country-asian="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P21" style:parent-style-name="StandardWeb" style:family="paragraph">
      <style:paragraph-properties fo:line-height="150%" fo:text-indent="0.4916in"/>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P31" style:parent-style-name="Standard"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Absatz-Standardschriftar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Absatz-Standardschriftart" style:family="text">
      <style:text-properties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T38" style:parent-style-name="Absatz-Standardschriftart" style:family="text">
      <style:text-properties style:font-name="Times New Roman" fo:font-size="12pt" style:font-size-asian="12pt" style:font-size-complex="12pt" fo:language="en" fo:country="US"/>
    </style:style>
    <style:style style:name="T39" style:parent-style-name="Absatz-Standardschriftart" style:family="text">
      <style:text-properties style:font-name="Times New Roman"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Absatz-Standardschriftart" style:family="text">
      <style:text-properties style:font-name="Times New Roman"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7" style:parent-style-name="Standard" style:family="paragraph">
      <style:paragraph-properties fo:text-align="start" fo:text-indent="0.4916in"/>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Absatz-Standardschriftart" style:family="text">
      <style:text-properties style:font-name="Times New Roman" fo:font-size="12pt" style:font-size-asian="12pt" style:font-size-complex="12pt" fo:background-color="#FFFF00" fo:language="en" fo:country="US"/>
    </style:style>
    <style:style style:name="T60" style:parent-style-name="Absatz-Standardschriftart" style:family="text">
      <style:text-properties style:font-name="Times New Roman" fo:font-size="12pt" style:font-size-asian="12pt" style:font-size-complex="12pt" fo:language="en" fo:country="US"/>
    </style:style>
    <style:style style:name="T61" style:parent-style-name="Absatz-Standardschriftart" style:family="text">
      <style:text-properties style:font-name="Times New Roman" fo:font-size="12pt" style:font-size-asian="12pt" style:font-size-complex="12pt" fo:language="en" fo:country="US"/>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Standard" style:family="paragraph">
      <style:paragraph-properties fo:text-align="start" fo:text-indent="0.4916in"/>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P81" style:parent-style-name="Standard" style:family="paragraph">
      <style:paragraph-properties fo:text-align="start" fo:text-indent="0.4916in"/>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P85" style:parent-style-name="CommentText" style:family="paragraph">
      <style:paragraph-properties fo:text-align="start" fo:text-indent="0in"/>
    </style:style>
    <style:style style:name="T86" style:parent-style-name="Absatz-Standardschriftart" style:family="text">
      <style:text-properties fo:language="da" fo:country="DK"/>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Standard" style:family="paragraph">
      <style:paragraph-properties fo:text-align="start" fo:text-indent="0in"/>
      <style:text-properties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4916in"/>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T9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T9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T110" style:parent-style-name="Absatz-Standardschriftart" style:family="text">
      <style:text-properties style:font-name="Times New Roman" fo:font-size="12pt" style:font-size-asian="12pt" style:font-size-complex="12pt" fo:language="en" fo:country="US"/>
    </style:style>
    <style:style style:name="P111" style:parent-style-name="Standard" style:family="paragraph">
      <style:paragraph-properties fo:text-align="start" fo:text-indent="0.4916in"/>
    </style:style>
    <style:style style:name="T112" style:parent-style-name="Absatz-Standardschriftart" style:family="text">
      <style:text-properties style:font-name="Times New Roman" fo:font-size="12pt" style:font-size-asian="12pt" style:font-size-complex="12pt" fo:language="en" fo:country="US"/>
    </style:style>
    <style:style style:name="T113" style:parent-style-name="Absatz-Standardschriftart" style:family="text">
      <style:text-properties style:font-name="Times New Roman" fo:font-size="12pt" style:font-size-asian="12pt" style:font-size-complex="12pt" fo:language="en" fo:country="US"/>
    </style:style>
    <style:style style:name="P114" style:parent-style-name="Standard" style:family="paragraph">
      <style:paragraph-properties fo:text-align="start" fo:text-indent="0.4916in"/>
    </style:style>
    <style:style style:name="T115" style:parent-style-name="Absatz-Standardschriftart" style:family="text">
      <style:text-properties style:font-name="Times New Roman"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T117" style:parent-style-name="Absatz-Standardschriftart" style:family="text">
      <style:text-properties style:font-name="Times New Roman"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P119" style:parent-style-name="Standard" style:family="paragraph">
      <style:paragraph-properties fo:text-align="start" fo:text-indent="0.4916in"/>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Absatz-Standardschriftart" style:family="text">
      <style:text-properties style:font-name="Times New Roman" fo:font-size="12pt" style:font-size-asian="12pt" style:font-size-complex="12pt" fo:language="en" fo:country="US"/>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Absatz-Standardschriftart" style:family="text">
      <style:text-properties fo:language="en" fo:country="US"/>
    </style:style>
    <style:style style:name="T128" style:parent-style-name="Absatz-Standardschriftart" style:family="text">
      <style:text-properties fo:language="en" fo:country="US"/>
    </style:style>
    <style:style style:name="T129" style:parent-style-name="Absatz-Standardschriftart" style:family="text">
      <style:text-properties style:font-name="Times New Roman"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Absatz-Standardschriftart" style:family="text">
      <style:text-properties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text-properties fo:font-weight="bold" style:font-weight-asian="bold" style:font-weight-complex="bold" fo:language="en" fo:country="US"/>
    </style:style>
    <style:style style:name="P1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40"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4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42"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4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44" style:parent-style-name="Absatz-Standardschriftart" style:family="text">
      <style:text-properties style:font-name="Times New Roman" fo:font-size="12pt" style:font-size-asian="12pt" style:font-size-complex="12pt" fo:language="en" fo:country="US"/>
    </style:style>
    <style:style style:name="T145" style:parent-style-name="Absatz-Standardschriftart" style:family="text">
      <style:text-properties style:font-name="Times New Roman" fo:font-size="12pt" style:font-size-asian="12pt" style:font-size-complex="12pt" fo:language="en" fo:country="US"/>
    </style:style>
    <style:style style:name="T146" style:parent-style-name="Absatz-Standardschriftart" style:family="text">
      <style:text-properties style:font-name="Times New Roman" fo:font-size="12pt" style:font-size-asian="12pt" style:font-size-complex="12pt" fo:language="en" fo:country="US"/>
    </style:style>
    <style:style style:name="P147" style:parent-style-name="Standard" style:family="paragraph">
      <style:paragraph-properties fo:text-align="start" fo:text-indent="0in"/>
    </style:style>
    <style:style style:name="T148" style:parent-style-name="Absatz-Standardschriftart" style:family="text">
      <style:text-properties style:font-name="Times New Roman"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Absatz-Standardschriftart" style:family="text">
      <style:text-properties fo:language="en" fo:country="US"/>
    </style:style>
    <style:style style:name="T151" style:parent-style-name="Absatz-Standardschriftart" style:family="text">
      <style:text-properties style:font-name="Times New Roman" fo:font-size="12pt" style:font-size-asian="12pt" style:font-size-complex="12pt" fo:language="en" fo:country="US"/>
    </style:style>
    <style:style style:name="T152" style:parent-style-name="Absatz-Standardschriftart" style:family="text">
      <style:text-properties style:font-name="Times New Roman" fo:font-size="12pt" style:font-size-asian="12pt" style:font-size-complex="12pt" fo:language="en" fo:country="US"/>
    </style:style>
    <style:style style:name="P153" style:parent-style-name="Standard" style:family="paragraph">
      <style:paragraph-properties style:text-autospace="none" fo:text-align="start" fo:text-indent="0in"/>
      <style:text-properties fo:hyphenate="true"/>
    </style:style>
    <style:style style:name="T154" style:parent-style-name="Absatz-Standardschriftart" style:family="text">
      <style:text-properties style:font-name="Times New Roman"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Absatz-Standardschriftart" style:family="text">
      <style:text-properties fo:language="en" fo:country="US"/>
    </style:style>
    <style:style style:name="T159" style:parent-style-name="Absatz-Standardschriftart" style:family="text">
      <style:text-properties style:font-name="Times New Roman" fo:font-size="12pt" style:font-size-asian="12pt" style:font-size-complex="12pt" fo:language="en" fo:country="US"/>
    </style:style>
    <style:style style:name="T160" style:parent-style-name="Absatz-Standardschriftart" style:family="text">
      <style:text-properties style:font-name="Times New Roman" fo:font-size="12pt" style:font-size-asian="12pt" style:font-size-complex="12pt" fo:language="en" fo:country="US"/>
    </style:style>
    <style:style style:name="T161" style:parent-style-name="Absatz-Standardschriftart" style:family="text">
      <style:text-properties style:font-name="Times New Roman" fo:font-size="12pt" style:font-size-asian="12pt" style:font-size-complex="12pt" fo:language="en" fo:country="US"/>
    </style:style>
    <style:style style:name="P162" style:parent-style-name="CommentText" style:family="paragraph">
      <style:paragraph-properties fo:text-align="start" fo:text-indent="0in"/>
    </style:style>
    <style:style style:name="T163" style:parent-style-name="Absatz-Standardschriftart" style:family="text">
      <style:text-properties fo:language="en" fo:country="US"/>
    </style:style>
    <style:style style:name="T164" style:parent-style-name="Absatz-Standardschriftart" style:family="text">
      <style:text-properties style:font-name="Times New Roman" fo:font-size="12pt" style:font-size-asian="12pt" style:font-size-complex="12pt" fo:language="en" fo:country="US"/>
    </style:style>
    <style:style style:name="T165" style:parent-style-name="Absatz-Standardschriftart" style:family="text">
      <style:text-properties style:font-name="Times New Roman" fo:font-size="12pt" style:font-size-asian="12pt" style:font-size-complex="12pt" fo:language="en" fo:country="US"/>
    </style:style>
    <style:style style:name="P166" style:parent-style-name="Standard" style:family="paragraph">
      <style:paragraph-properties fo:text-align="start" fo:text-indent="0in"/>
    </style:style>
    <style:style style:name="T167" style:parent-style-name="Absatz-Standardschriftart" style:family="text">
      <style:text-properties style:font-name="Times New Roman" fo:font-size="12pt" style:font-size-asian="12pt" style:font-size-complex="12pt" fo:language="en" fo:country="US"/>
    </style:style>
    <style:style style:name="T168" style:parent-style-name="Absatz-Standardschriftart" style:family="text">
      <style:text-properties style:font-name="Times New Roman"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Absatz-Standardschriftart" style:family="text">
      <style:text-properties fo:language="en" fo:country="US"/>
    </style:style>
    <style:style style:name="T171" style:parent-style-name="CommentReference" style:family="text">
      <style:text-properties style:font-name="Times New Roman" fo:font-size="12pt" style:font-size-asian="12pt" style:font-size-complex="12pt"/>
    </style:style>
    <style:style style:name="T172" style:parent-style-name="Absatz-Standardschriftart" style:family="text">
      <style:text-properties style:font-name="Times New Roman" fo:font-size="12pt" style:font-size-asian="12pt" style:font-size-complex="12pt" fo:language="en" fo:country="US"/>
    </style:style>
    <style:style style:name="P173" style:parent-style-name="Standard" style:family="paragraph">
      <style:paragraph-properties fo:text-align="start" fo:text-indent="0in"/>
    </style:style>
    <style:style style:name="T174" style:parent-style-name="Absatz-Standardschriftart" style:family="text">
      <style:text-properties style:font-name="Times New Roman" fo:font-size="12pt" style:font-size-asian="12pt" style:font-size-complex="12pt" fo:language="en" fo:country="US"/>
    </style:style>
    <style:style style:name="T175" style:parent-style-name="Absatz-Standardschriftart" style:family="text">
      <style:text-properties style:font-name="Times New Roman" fo:font-size="12pt" style:font-size-asian="12pt" style:font-size-complex="12pt" fo:language="en" fo:country="US"/>
    </style:style>
    <style:style style:name="T176" style:parent-style-name="Absatz-Standardschriftart" style:family="text">
      <style:text-properties style:font-name="Times New Roman" fo:font-size="12pt" style:font-size-asian="12pt" style:font-size-complex="12pt"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T181" style:parent-style-name="Absatz-Standardschriftar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in"/>
    </style:style>
    <style:style style:name="T183" style:parent-style-name="Absatz-Standardschriftart" style:family="text">
      <style:text-properties style:font-name="Times New Roman" fo:font-size="12pt" style:font-size-asian="12pt" style:font-size-complex="12pt" fo:language="en" fo:country="US"/>
    </style:style>
    <style:style style:name="T184" style:parent-style-name="Absatz-Standardschriftart" style:family="text">
      <style:text-properties style:font-name="Times New Roman" fo:font-size="12pt" style:font-size-asian="12pt" style:font-size-complex="12pt" fo:language="en" fo:country="US"/>
    </style:style>
    <style:style style:name="T185" style:parent-style-name="Absatz-Standardschriftart" style:family="text">
      <style:text-properties style:font-name="Times New Roman" fo:font-size="12pt" style:font-size-asian="12pt" style:font-size-complex="12pt" fo:language="en" fo:country="US"/>
    </style:style>
    <style:style style:name="T186" style:parent-style-name="Absatz-Standardschriftart" style:family="text">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Absatz-Standardschriftart" style:family="text">
      <style:text-properties fo:language="en" fo:country="US"/>
    </style:style>
    <style:style style:name="T190" style:parent-style-name="Absatz-Standardschriftart" style:family="text">
      <style:text-properties style:font-name="Times New Roman" fo:font-size="12pt" style:font-size-asian="12pt" style:font-size-complex="12pt" fo:language="en" fo:country="US"/>
    </style:style>
    <style:style style:name="T191" style:parent-style-name="Absatz-Standardschriftart" style:family="text">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style>
    <style:style style:name="T1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9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Absatz-Standardschriftart" style:family="text">
      <style:text-properties fo:language="en" fo:country="US"/>
    </style:style>
    <style:style style:name="T198" style:parent-style-name="Absatz-Standardschriftart" style:family="text">
      <style:text-properties fo:language="en" fo:country="US"/>
    </style:style>
    <style:style style:name="T1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0" style:parent-style-name="Standard" style:family="paragraph">
      <style:paragraph-properties fo:text-align="start" fo:text-indent="0in"/>
    </style:style>
    <style:style style:name="T201" style:parent-style-name="Absatz-Standardschriftart" style:family="text">
      <style:text-properties style:font-name="Times New Roman" fo:font-size="12pt" style:font-size-asian="12pt" style:font-size-complex="12pt" fo:language="en" fo:country="US"/>
    </style:style>
    <style:style style:name="T202" style:parent-style-name="Absatz-Standardschriftart" style:family="text">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style>
    <style:style style:name="T204" style:parent-style-name="Absatz-Standardschriftart" style:family="text">
      <style:text-properties style:font-name="Times New Roman" fo:font-size="12pt" style:font-size-asian="12pt" style:font-size-complex="12pt" fo:language="en" fo:country="US"/>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T210" style:parent-style-name="Absatz-Standardschriftart" style:family="text">
      <style:text-properties style:font-name="Times New Roman" fo:font-size="12pt" style:font-size-asian="12pt" style:font-size-complex="12pt" fo:language="en" fo:country="US"/>
    </style:style>
    <style:style style:name="T211" style:parent-style-name="Absatz-Standardschriftart" style:family="text">
      <style:text-properties style:font-name="Times New Roman" fo:font-size="12pt" style:font-size-asian="12pt" style:font-size-complex="12pt" fo:language="en" fo:country="US"/>
    </style:style>
    <style:style style:name="T212" style:parent-style-name="Absatz-Standardschriftar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Absatz-Standardschriftart" style:family="text">
      <style:text-properties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T218" style:parent-style-name="Absatz-Standardschriftart" style:family="text">
      <style:text-properties style:font-name="Times New Roman" fo:font-size="12pt" style:font-size-asian="12pt" style:font-size-complex="12pt" fo:language="en" fo:country="US"/>
    </style:style>
    <style:style style:name="T219" style:parent-style-name="Absatz-Standardschriftart" style:family="text">
      <style:text-properties style:font-name="Times New Roman" fo:font-size="12pt" style:font-size-asian="12pt" style:font-size-complex="12pt" fo:language="en" fo:country="US"/>
    </style:style>
    <style:style style:name="T220" style:parent-style-name="Absatz-Standardschriftart" style:family="text">
      <style:text-properties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T223" style:parent-style-name="Absatz-Standardschriftart" style:family="text">
      <style:text-properties style:font-name="Times New Roman" fo:font-size="12pt" style:font-size-asian="12pt" style:font-size-complex="12pt" fo:language="en" fo:country="US"/>
    </style:style>
    <style:style style:name="T224" style:parent-style-name="Absatz-Standardschriftart" style:family="text">
      <style:text-properties style:font-name="Times New Roman" fo:font-size="12pt" style:font-size-asian="12pt" style:font-size-complex="12pt" fo:language="en" fo:country="US"/>
    </style:style>
    <style:style style:name="T225" style:parent-style-name="Absatz-Standardschriftart" style:family="text">
      <style:text-properties style:font-name="Times New Roman" fo:font-size="12pt" style:font-size-asian="12pt" style:font-size-complex="12pt" fo:language="en" fo:country="US"/>
    </style:style>
    <style:style style:name="P226" style:parent-style-name="CommentText" style:family="paragraph">
      <style:paragraph-properties fo:text-align="start" fo:text-indent="0in"/>
    </style:style>
    <style:style style:name="T227" style:parent-style-name="Absatz-Standardschriftart" style:family="text">
      <style:text-properties fo:language="en" fo:country="US"/>
    </style:style>
    <style:style style:name="T228" style:parent-style-name="Absatz-Standardschriftart" style:family="text">
      <style:text-properties fo:language="en" fo:country="US"/>
    </style:style>
    <style:style style:name="T229" style:parent-style-name="Absatz-Standardschriftar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Absatz-Standardschriftart" style:family="text">
      <style:text-properties style:font-name="Times New Roman"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Absatz-Standardschriftart" style:family="text">
      <style:text-properties fo:language="en" fo:country="US"/>
    </style:style>
    <style:style style:name="T234" style:parent-style-name="Absatz-Standardschriftart" style:family="text">
      <style:text-properties fo:language="en" fo:country="US"/>
    </style:style>
    <style:style style:name="P235" style:parent-style-name="CommentText" style:family="paragraph">
      <style:paragraph-properties fo:text-align="start" fo:text-indent="0in"/>
    </style:style>
    <style:style style:name="T236" style:parent-style-name="Absatz-Standardschriftart" style:family="text">
      <style:text-properties fo:language="en" fo:country="US"/>
    </style:style>
    <style:style style:name="T237" style:parent-style-name="Absatz-Standardschriftart" style:family="text">
      <style:text-properties style:font-name="Times New Roman" fo:font-size="12pt" style:font-size-asian="12pt" style:font-size-complex="12pt" fo:language="en" fo:country="US"/>
    </style:style>
    <style:style style:name="T238" style:parent-style-name="Absatz-Standardschriftar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Absatz-Standardschriftart" style:family="text">
      <style:text-properties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Absatz-Standardschriftart" style:family="text">
      <style:text-properties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53" style:parent-style-name="Absatz-Standardschriftart" style:family="text">
      <style:text-properties style:font-name="Times New Roman" fo:font-size="12pt" style:font-size-asian="12pt" style:font-size-complex="12pt" fo:language="en" fo:country="US"/>
    </style:style>
    <style:style style:name="T254" style:parent-style-name="Absatz-Standardschriftart" style:family="text">
      <style:text-properties style:font-name="Times New Roman" fo:font-size="12pt" style:font-size-asian="12pt" style:font-size-complex="12pt" fo:language="en" fo:country="US"/>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Absatz-Standardschriftart" style:family="text">
      <style:text-properties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style>
    <style:style style:name="T262" style:parent-style-name="Absatz-Standardschriftart" style:family="text">
      <style:text-properties style:font-name="Times New Roman"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Absatz-Standardschriftart" style:family="text">
      <style:text-properties fo:language="en" fo:country="US"/>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Absatz-Standardschriftart" style:family="text">
      <style:text-properties style:font-name="Times New Roman" fo:font-size="12pt" style:font-size-asian="12pt" style:font-size-complex="12pt" fo:language="en" fo:country="US"/>
    </style:style>
    <style:style style:name="P270" style:parent-style-name="CommentText" style:family="paragraph">
      <style:paragraph-properties fo:text-align="start" fo:text-indent="0in"/>
    </style:style>
    <style:style style:name="T271" style:parent-style-name="Absatz-Standardschriftart" style:family="text">
      <style:text-properties fo:language="en" fo:country="US"/>
    </style:style>
    <style:style style:name="T272" style:parent-style-name="Absatz-Standardschriftart" style:family="text">
      <style:text-properties style:font-name="Times New Roman" fo:font-size="12pt" style:font-size-asian="12pt" style:font-size-complex="12pt" fo:language="en" fo:country="US"/>
    </style:style>
    <style:style style:name="P273" style:parent-style-name="Standard" style:family="paragraph">
      <style:paragraph-properties fo:text-align="start" fo:text-indent="0.4916in"/>
    </style:style>
    <style:style style:name="T274" style:parent-style-name="Absatz-Standardschriftart" style:family="text">
      <style:text-properties style:font-name="Times New Roman"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Absatz-Standardschriftart" style:family="text">
      <style:text-properties fo:language="en" fo:country="US"/>
    </style:style>
    <style:style style:name="T277" style:parent-style-name="Absatz-Standardschriftart" style:family="text">
      <style:text-properties style:font-name="Times New Roman" fo:font-size="12pt" style:font-size-asian="12pt" style:font-size-complex="12pt" fo:language="en" fo:country="US"/>
    </style:style>
    <style:style style:name="T278" style:parent-style-name="Absatz-Standardschriftar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fo:language="en" fo:country="US"/>
    </style:style>
    <style:style style:name="T281" style:parent-style-name="Absatz-Standardschriftart" style:family="text">
      <style:text-properties style:font-name="Times New Roman" fo:font-size="12pt" style:font-size-asian="12pt" style:font-size-complex="12pt" fo:language="en" fo:country="US"/>
    </style:style>
    <style:style style:name="T282" style:parent-style-name="Absatz-Standardschriftart" style:family="text">
      <style:text-properties style:font-name="Times New Roman" fo:font-size="12pt" style:font-size-asian="12pt" style:font-size-complex="12pt" fo:language="en" fo:country="US"/>
    </style:style>
    <style:style style:name="T283" style:parent-style-name="Absatz-Standardschriftart" style:family="text">
      <style:text-properties style:font-name="Times New Roman" fo:font-size="12pt" style:font-size-asian="12pt" style:font-size-complex="12pt" fo:language="en" fo:country="US"/>
    </style:style>
    <style:style style:name="T28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85" style:parent-style-name="Absatz-Standardschriftart" style:family="text">
      <style:text-properties style:font-name="Times New Roman" fo:font-size="12pt" style:font-size-asian="12pt" style:font-size-complex="12pt" fo:language="en" fo:country="US"/>
    </style:style>
    <style:style style:name="T28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87" style:parent-style-name="Absatz-Standardschriftart" style:family="text">
      <style:text-properties style:font-name="Times New Roman" fo:font-size="12pt" style:font-size-asian="12pt" style:font-size-complex="12pt" fo:language="en" fo:country="US"/>
    </style:style>
    <style:style style:name="T28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89" style:parent-style-name="Absatz-Standardschriftart" style:family="text">
      <style:text-properties style:font-name="Times New Roman" fo:font-size="12pt" style:font-size-asian="12pt" style:font-size-complex="12pt" fo:language="en" fo:country="US"/>
    </style:style>
    <style:style style:name="T290" style:parent-style-name="Absatz-Standardschriftart" style:family="text">
      <style:text-properties style:font-name="Times New Roman" fo:font-size="12pt" style:font-size-asian="12pt" style:font-size-complex="12pt" fo:language="en" fo:country="US"/>
    </style:style>
    <style:style style:name="T291" style:parent-style-name="Absatz-Standardschriftar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language="en" fo:country="US"/>
    </style:style>
    <style:style style:name="T294" style:parent-style-name="Absatz-Standardschriftart" style:family="text">
      <style:text-properties style:font-name="Times New Roman" fo:font-size="12pt" style:font-size-asian="12pt" style:font-size-complex="12pt" fo:language="en" fo:country="US"/>
    </style:style>
    <style:style style:name="P295" style:parent-style-name="Standard" style:family="paragraph">
      <style:paragraph-properties fo:text-align="start" fo:text-indent="0in"/>
    </style:style>
    <style:style style:name="T296" style:parent-style-name="Absatz-Standardschriftart" style:family="text">
      <style:text-properties style:font-name="Times New Roman" fo:font-size="12pt" style:font-size-asian="12pt" style:font-size-complex="12pt" fo:language="en" fo:country="US"/>
    </style:style>
    <style:style style:name="P297" style:parent-style-name="CommentText" style:family="paragraph">
      <style:paragraph-properties fo:text-align="start" fo:text-indent="0in"/>
    </style:style>
    <style:style style:name="T298" style:parent-style-name="Absatz-Standardschriftart" style:family="text">
      <style:text-properties fo:language="en" fo:country="US"/>
    </style:style>
    <style:style style:name="T299" style:parent-style-name="Absatz-Standardschriftart" style:family="text">
      <style:text-properties style:font-name="Times New Roman" fo:font-size="12pt" style:font-size-asian="12pt" style:font-size-complex="12pt" fo:language="en" fo:country="US"/>
    </style:style>
    <style:style style:name="T300" style:parent-style-name="Absatz-Standardschriftart" style:family="text">
      <style:text-properties style:font-name="Times New Roman" fo:font-size="12pt" style:font-size-asian="12pt" style:font-size-complex="12pt" fo:language="en" fo:country="US"/>
    </style:style>
    <style:style style:name="T301" style:parent-style-name="Absatz-Standardschriftart" style:family="text">
      <style:text-properties style:font-name="Times New Roman" fo:font-size="12pt" style:font-size-asian="12pt" style:font-size-complex="12pt" fo:language="en" fo:country="US"/>
    </style:style>
    <style:style style:name="P3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03" style:parent-style-name="Standard" style:family="paragraph">
      <style:paragraph-properties fo:text-align="start" fo:text-indent="0in"/>
    </style:style>
    <style:style style:name="T3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6" style:parent-style-name="Standard" style:family="paragraph">
      <style:paragraph-properties fo:text-align="start" fo:text-indent="0in"/>
    </style:style>
    <style:style style:name="T307" style:parent-style-name="Absatz-Standardschriftart" style:family="text">
      <style:text-properties style:font-name="Times New Roman" fo:font-size="12pt" style:font-size-asian="12pt" style:font-size-complex="12pt" fo:language="en" fo:country="US"/>
    </style:style>
    <style:style style:name="T308" style:parent-style-name="Absatz-Standardschriftart" style:family="text">
      <style:text-properties style:font-name="Times New Roman" fo:font-size="12pt" style:font-size-asian="12pt" style:font-size-complex="12pt" fo:language="en" fo:country="US"/>
    </style:style>
    <style:style style:name="T309" style:parent-style-name="Absatz-Standardschriftart" style:family="text">
      <style:text-properties style:font-name="Times New Roman" fo:font-size="12pt" style:font-size-asian="12pt" style:font-size-complex="12pt" fo:language="en" fo:country="US"/>
    </style:style>
    <style:style style:name="T310" style:parent-style-name="Absatz-Standardschriftart" style:family="text">
      <style:text-properties style:font-name="Times New Roman" fo:font-size="12pt" style:font-size-asian="12pt" style:font-size-complex="12pt" fo:language="en" fo:country="US"/>
    </style:style>
    <style:style style:name="T311" style:parent-style-name="Absatz-Standardschriftart" style:family="text">
      <style:text-properties style:font-name="Times New Roman" fo:font-size="12pt" style:font-size-asian="12pt" style:font-size-complex="12pt" fo:language="en" fo:country="US"/>
    </style:style>
    <style:style style:name="P312" style:parent-style-name="Standard" style:family="paragraph">
      <style:paragraph-properties fo:text-align="start" fo:text-indent="0.4916in"/>
    </style:style>
    <style:style style:name="T313" style:parent-style-name="Absatz-Standardschriftart" style:family="text">
      <style:text-properties style:font-name="Times New Roman" fo:font-size="12pt" style:font-size-asian="12pt" style:font-size-complex="12pt" fo:language="en" fo:country="US"/>
    </style:style>
    <style:style style:name="T314" style:parent-style-name="Absatz-Standardschriftart" style:family="text">
      <style:text-properties style:font-name="Times New Roman"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style:font-name="Times New Roman" fo:font-size="12pt" style:font-size-asian="12pt" style:font-size-complex="12pt" fo:language="en" fo:country="US"/>
    </style:style>
    <style:style style:name="T319" style:parent-style-name="Absatz-Standardschriftart" style:family="text">
      <style:text-properties style:font-name="Times New Roman" fo:font-size="12pt" style:font-size-asian="12pt" style:font-size-complex="12pt"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style:font-name="Times New Roman" fo:font-size="12pt" style:font-size-asian="12pt" style:font-size-complex="12pt" fo:language="en" fo:country="US"/>
    </style:style>
    <style:style style:name="T322" style:parent-style-name="Absatz-Standardschriftart" style:family="text">
      <style:text-properties style:font-name="Times New Roman"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fo:language="en" fo:country="US"/>
    </style:style>
    <style:style style:name="T326" style:parent-style-name="Absatz-Standardschriftart" style:family="text">
      <style:text-properties style:font-name="Times New Roman" fo:font-size="12pt" style:font-size-asian="12pt" style:font-size-complex="12pt" fo:language="en" fo:country="US"/>
    </style:style>
    <style:style style:name="P327" style:parent-style-name="Standard" style:family="paragraph">
      <style:paragraph-properties fo:text-align="start" fo:text-indent="0.4916in"/>
    </style:style>
    <style:style style:name="T328" style:parent-style-name="Absatz-Standardschriftart" style:family="text">
      <style:text-properties style:font-name="Times New Roman" fo:font-size="12pt" style:font-size-asian="12pt" style:font-size-complex="12pt" fo:language="en" fo:country="US"/>
    </style:style>
    <style:style style:name="T329" style:parent-style-name="Absatz-Standardschriftar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T332" style:parent-style-name="Absatz-Standardschriftart" style:family="text">
      <style:text-properties style:font-name="Times New Roman" fo:font-size="12pt" style:font-size-asian="12pt" style:font-size-complex="12pt" fo:language="en" fo:country="US"/>
    </style:style>
    <style:style style:name="T333" style:parent-style-name="Absatz-Standardschriftart" style:family="text">
      <style:text-properties style:font-name="Times New Roman" fo:font-size="12pt" style:font-size-asian="12pt" style:font-size-complex="12pt" fo:language="en" fo:country="US"/>
    </style:style>
    <style:style style:name="P334" style:parent-style-name="Standard" style:family="paragraph">
      <style:paragraph-properties fo:text-align="start" fo:text-indent="0.4916in"/>
    </style:style>
    <style:style style:name="T335" style:parent-style-name="Absatz-Standardschriftart" style:family="text">
      <style:text-properties style:font-name="Times New Roman" fo:font-size="12pt" style:font-size-asian="12pt" style:font-size-complex="12pt" fo:language="en" fo:country="US"/>
    </style:style>
    <style:style style:name="T336" style:parent-style-name="Absatz-Standardschriftart" style:family="text">
      <style:text-properties style:font-name="Times New Roman" fo:font-size="12pt" style:font-size-asian="12pt" style:font-size-complex="12pt" fo:language="en" fo:country="US"/>
    </style:style>
    <style:style style:name="T33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38" style:parent-style-name="Absatz-Standardschriftart" style:family="text">
      <style:text-properties style:font-name="Times New Roman" fo:font-size="12pt" style:font-size-asian="12pt" style:font-size-complex="12pt" fo:language="en" fo:country="US"/>
    </style:style>
    <style:style style:name="T33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40" style:parent-style-name="Absatz-Standardschriftart" style:family="text">
      <style:text-properties style:font-name="Times New Roman" fo:font-size="12pt" style:font-size-asian="12pt" style:font-size-complex="12pt" fo:language="en" fo:country="US"/>
    </style:style>
    <style:style style:name="T341" style:parent-style-name="Absatz-Standardschriftart" style:family="text">
      <style:text-properties style:font-name="Times New Roman" fo:font-size="12pt" style:font-size-asian="12pt" style:font-size-complex="12pt" fo:language="en" fo:country="US"/>
    </style:style>
    <style:style style:name="T342" style:parent-style-name="Absatz-Standardschriftart" style:family="text">
      <style:text-properties style:font-name="Times New Roman" fo:font-size="12pt" style:font-size-asian="12pt" style:font-size-complex="12pt" fo:language="en" fo:country="US"/>
    </style:style>
    <style:style style:name="T343" style:parent-style-name="Absatz-Standardschriftart" style:family="text">
      <style:text-properties style:font-name="Times New Roman" fo:font-size="12pt" style:font-size-asian="12pt" style:font-size-complex="12pt" fo:language="en" fo:country="US"/>
    </style:style>
    <style:style style:name="P344" style:parent-style-name="Standard" style:family="paragraph">
      <style:paragraph-properties fo:text-align="start" fo:text-indent="0.4916in"/>
    </style:style>
    <style:style style:name="T345" style:parent-style-name="Absatz-Standardschriftart" style:family="text">
      <style:text-properties style:font-name="Times New Roman" fo:font-size="12pt" style:font-size-asian="12pt" style:font-size-complex="12pt" fo:language="en" fo:country="US"/>
    </style:style>
    <style:style style:name="T346" style:parent-style-name="Absatz-Standardschriftart" style:family="text">
      <style:text-properties style:font-name="Times New Roman" fo:font-size="12pt" style:font-size-asian="12pt" style:font-size-complex="12pt" fo:language="en" fo:country="US"/>
    </style:style>
    <style:style style:name="T34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48" style:parent-style-name="Absatz-Standardschriftart" style:family="text">
      <style:text-properties style:font-name="Times New Roman" fo:font-size="12pt" style:font-size-asian="12pt" style:font-size-complex="12pt" fo:language="en" fo:country="US"/>
    </style:style>
    <style:style style:name="T34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50" style:parent-style-name="Absatz-Standardschriftart" style:family="text">
      <style:text-properties style:font-name="Times New Roman" fo:font-size="12pt" style:font-size-asian="12pt" style:font-size-complex="12pt" fo:language="en" fo:country="US"/>
    </style:style>
    <style:style style:name="T351" style:parent-style-name="Absatz-Standardschriftart" style:family="text">
      <style:text-properties style:font-name="Times New Roman" fo:font-size="12pt" style:font-size-asian="12pt" style:font-size-complex="12pt" fo:language="en" fo:country="US"/>
    </style:style>
    <style:style style:name="P352" style:parent-style-name="CommentText" style:family="paragraph">
      <style:paragraph-properties fo:text-align="start" fo:text-indent="0in"/>
    </style:style>
    <style:style style:name="T353" style:parent-style-name="Absatz-Standardschriftart" style:family="text">
      <style:text-properties fo:language="en" fo:country="US"/>
    </style:style>
    <style:style style:name="T354" style:parent-style-name="CommentReference" style:family="text">
      <style:text-properties style:font-name="Times New Roman" fo:font-size="12pt" style:font-size-asian="12pt" style:font-size-complex="12pt"/>
    </style:style>
    <style:style style:name="T355" style:parent-style-name="Absatz-Standardschriftart" style:family="text">
      <style:text-properties style:font-name="Times New Roman" fo:font-size="12pt" style:font-size-asian="12pt" style:font-size-complex="12pt" fo:language="en" fo:country="US"/>
    </style:style>
    <style:style style:name="T356" style:parent-style-name="Absatz-Standardschriftart" style:family="text">
      <style:text-properties style:font-name="Times New Roman" fo:font-size="12pt" style:font-size-asian="12pt" style:font-size-complex="12pt" fo:language="en" fo:country="US"/>
    </style:style>
    <style:style style:name="T357" style:parent-style-name="Absatz-Standardschriftart" style:family="text">
      <style:text-properties style:font-name="Times New Roman" fo:font-size="12pt" style:font-size-asian="12pt" style:font-size-complex="12pt" fo:language="en" fo:country="US"/>
    </style:style>
    <style:style style:name="P358" style:parent-style-name="Standard" style:family="paragraph">
      <style:paragraph-properties fo:text-align="start" fo:text-indent="0.4916in"/>
    </style:style>
    <style:style style:name="T359" style:parent-style-name="Absatz-Standardschriftart" style:family="text">
      <style:text-properties style:font-name="Times New Roman" fo:font-size="12pt" style:font-size-asian="12pt" style:font-size-complex="12pt" fo:language="en" fo:country="US"/>
    </style:style>
    <style:style style:name="T360" style:parent-style-name="Absatz-Standardschriftart" style:family="text">
      <style:text-properties style:font-name="Times New Roman" fo:font-size="12pt" style:font-size-asian="12pt" style:font-size-complex="12pt" fo:language="en" fo:country="US"/>
    </style:style>
    <style:style style:name="T361" style:parent-style-name="Absatz-Standardschriftart" style:family="text">
      <style:text-properties style:font-name="Times New Roman"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Absatz-Standardschriftart" style:family="text">
      <style:text-properties fo:language="en" fo:country="US"/>
    </style:style>
    <style:style style:name="T364" style:parent-style-name="Absatz-Standardschriftart" style:family="text">
      <style:text-properties style:font-name="Times New Roman" fo:font-size="12pt" style:font-size-asian="12pt" style:font-size-complex="12pt" fo:language="en" fo:country="US"/>
    </style:style>
    <style:style style:name="T365" style:parent-style-name="Absatz-Standardschriftart" style:family="text">
      <style:text-properties style:font-name="Times New Roman" fo:font-size="12pt" style:font-size-asian="12pt" style:font-size-complex="12pt" fo:language="en" fo:country="US"/>
    </style:style>
    <style:style style:name="P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Absatz-Standardschriftart" style:family="text">
      <style:text-properties style:font-name="Times New Roman" fo:font-size="12pt" style:font-size-asian="12pt" style:font-size-complex="12pt" fo:language="en" fo:country="US"/>
    </style:style>
    <style:style style:name="T369" style:parent-style-name="Absatz-Standardschriftart" style:family="text">
      <style:text-properties style:font-name="Times New Roman" fo:font-size="12pt" style:font-size-asian="12pt" style:font-size-complex="12pt" fo:background-color="#00FFFF" fo:language="en" fo:country="US"/>
    </style:style>
    <style:style style:name="T370" style:parent-style-name="Absatz-Standardschriftart" style:family="text">
      <style:text-properties style:font-name="Times New Roman" fo:font-size="12pt" style:font-size-asian="12pt" style:font-size-complex="12pt" fo:language="en" fo:country="US"/>
    </style:style>
    <style:style style:name="T371" style:parent-style-name="Absatz-Standardschriftart" style:family="text">
      <style:text-properties style:font-name="Times New Roman" fo:font-size="12pt" style:font-size-asian="12pt" style:font-size-complex="12pt" fo:background-color="#FFFF00" fo:language="en" fo:country="US"/>
    </style:style>
    <style:style style:name="T372" style:parent-style-name="Absatz-Standardschriftart" style:family="text">
      <style:text-properties style:font-name="Times New Roman" fo:font-size="12pt" style:font-size-asian="12pt" style:font-size-complex="12pt" fo:language="en" fo:country="US"/>
    </style:style>
    <style:style style:name="T373" style:parent-style-name="Absatz-Standardschriftart" style:family="text">
      <style:text-properties style:font-name="Times New Roman" fo:font-size="12pt" style:font-size-asian="12pt" style:font-size-complex="12pt" fo:background-color="#00FF00" fo:language="en" fo:country="US"/>
    </style:style>
    <style:style style:name="T374" style:parent-style-name="Absatz-Standardschriftart" style:family="text">
      <style:text-properties style:font-name="Times New Roman" fo:font-size="12pt" style:font-size-asian="12pt" style:font-size-complex="12pt" fo:language="en" fo:country="US"/>
    </style:style>
    <style:style style:name="T375" style:parent-style-name="Absatz-Standardschriftart" style:family="text">
      <style:text-properties style:font-name="Times New Roman" fo:font-size="12pt" style:font-size-asian="12pt" style:font-size-complex="12pt" fo:language="en" fo:country="US"/>
    </style:style>
    <style:style style:name="T376" style:parent-style-name="Absatz-Standardschriftart" style:family="text">
      <style:text-properties style:font-name="Times New Roman" fo:font-size="12pt" style:font-size-asian="12pt" style:font-size-complex="12pt" fo:background-color="#FF00FF" fo:language="en" fo:country="US"/>
    </style:style>
    <style:style style:name="T377" style:parent-style-name="Absatz-Standardschriftart" style:family="text">
      <style:text-properties style:font-name="Times New Roman" fo:font-size="12pt" style:font-size-asian="12pt" style:font-size-complex="12pt" fo:language="en" fo:country="US"/>
    </style:style>
    <style:style style:name="P3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0" style:parent-style-name="Standard" style:family="paragraph">
      <style:paragraph-properties fo:text-align="start" fo:text-indent="0in"/>
    </style:style>
    <style:style style:name="T381" style:parent-style-name="Absatz-Standardschriftart" style:family="text">
      <style:text-properties style:font-name="Times New Roman" fo:font-size="12pt" style:font-size-asian="12pt" style:font-size-complex="12pt" fo:language="en" fo:country="US"/>
    </style:style>
    <style:style style:name="T382" style:parent-style-name="Absatz-Standardschriftart" style:family="text">
      <style:text-properties style:font-name="Times New Roman" fo:font-size="12pt" style:font-size-asian="12pt" style:font-size-complex="12pt" fo:language="en" fo:country="US"/>
    </style:style>
    <style:style style:name="P383" style:parent-style-name="CommentText" style:family="paragraph">
      <style:paragraph-properties fo:text-align="start" fo:text-indent="0in"/>
    </style:style>
    <style:style style:name="T384" style:parent-style-name="Absatz-Standardschriftart" style:family="text">
      <style:text-properties fo:language="en" fo:country="US"/>
    </style:style>
    <style:style style:name="T385" style:parent-style-name="Absatz-Standardschriftart" style:family="text">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style>
    <style:style style:name="T387" style:parent-style-name="Absatz-Standardschriftart" style:family="text">
      <style:text-properties style:font-name="Times New Roman" fo:font-size="12pt" style:font-size-asian="12pt" style:font-size-complex="12pt" fo:language="en" fo:country="US"/>
    </style:style>
    <style:style style:name="T3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89" style:parent-style-name="Standard" style:family="paragraph">
      <style:paragraph-properties fo:text-align="start" fo:text-indent="0.4916in"/>
    </style:style>
    <style:style style:name="T390" style:parent-style-name="Absatz-Standardschriftart" style:family="text">
      <style:text-properties style:font-name="Times New Roman" fo:font-size="12pt" style:font-size-asian="12pt" style:font-size-complex="12pt" fo:language="en" fo:country="US"/>
    </style:style>
    <style:style style:name="T391" style:parent-style-name="Absatz-Standardschriftart" style:family="text">
      <style:text-properties style:font-name="Times New Roman" fo:font-size="12pt" style:font-size-asian="12pt" style:font-size-complex="12pt" fo:language="en" fo:country="US"/>
    </style:style>
    <style:style style:name="T392" style:parent-style-name="Absatz-Standardschriftart" style:family="text">
      <style:text-properties style:font-name="Times New Roman" fo:font-size="12pt" style:font-size-asian="12pt" style:font-size-complex="12pt" fo:language="en" fo:country="US"/>
    </style:style>
    <style:style style:name="T393" style:parent-style-name="Absatz-Standardschriftar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Absatz-Standardschriftart" style:family="text">
      <style:text-properties fo:language="da" fo:country="DK"/>
    </style:style>
    <style:style style:name="T396" style:parent-style-name="Absatz-Standardschriftart" style:family="text">
      <style:text-properties style:font-name="Times New Roman" fo:font-size="12pt" style:font-size-asian="12pt" style:font-size-complex="12pt" fo:language="en" fo:country="US"/>
    </style:style>
    <style:style style:name="T397" style:parent-style-name="Absatz-Standardschriftart" style:family="text">
      <style:text-properties style:font-name="Times New Roman" fo:font-size="12pt" style:font-size-asian="12pt" style:font-size-complex="12pt" fo:language="en" fo:country="US"/>
    </style:style>
    <style:style style:name="T398" style:parent-style-name="Absatz-Standardschriftart" style:family="text">
      <style:text-properties style:font-name="Times New Roman" fo:font-size="12pt" style:font-size-asian="12pt" style:font-size-complex="12pt" fo:background-color="#FFFF00" fo:language="en" fo:country="US"/>
    </style:style>
    <style:style style:name="T399" style:parent-style-name="Absatz-Standardschriftart" style:family="text">
      <style:text-properties style:font-name="Times New Roman" fo:font-size="12pt" style:font-size-asian="12pt" style:font-size-complex="12pt" fo:language="en" fo:country="US"/>
    </style:style>
    <style:style style:name="T400" style:parent-style-name="Absatz-Standardschriftart" style:family="text">
      <style:text-properties style:font-name="Times New Roman" fo:font-size="12pt" style:font-size-asian="12pt" style:font-size-complex="12pt" fo:background-color="#FFFF00" fo:language="en" fo:country="US"/>
    </style:style>
    <style:style style:name="T401" style:parent-style-name="Absatz-Standardschriftart" style:family="text">
      <style:text-properties style:font-name="Times New Roman" fo:font-size="12pt" style:font-size-asian="12pt" style:font-size-complex="12pt" fo:language="en" fo:country="US"/>
    </style:style>
    <style:style style:name="P402" style:parent-style-name="Standard" style:family="paragraph">
      <style:paragraph-properties fo:text-align="start" fo:text-indent="0.4916in"/>
    </style:style>
    <style:style style:name="T403" style:parent-style-name="Absatz-Standardschriftart" style:family="text">
      <style:text-properties style:font-name="Times New Roman" fo:font-size="12pt" style:font-size-asian="12pt" style:font-size-complex="12pt" fo:language="en" fo:country="US"/>
    </style:style>
    <style:style style:name="T404" style:parent-style-name="Absatz-Standardschriftart" style:family="text">
      <style:text-properties style:font-name="Times New Roman"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Absatz-Standardschriftart" style:family="text">
      <style:text-properties fo:language="en" fo:country="US"/>
    </style:style>
    <style:style style:name="P407" style:parent-style-name="Standard" style:family="paragraph">
      <style:paragraph-properties fo:text-align="start" fo:text-indent="0.4916in"/>
    </style:style>
    <style:style style:name="T408" style:parent-style-name="Absatz-Standardschriftart" style:family="text">
      <style:text-properties style:font-name="Times New Roman" fo:font-size="12pt" style:font-size-asian="12pt" style:font-size-complex="12pt" fo:background-color="#FF0000" fo:language="en" fo:country="US"/>
    </style:style>
    <style:style style:name="T409" style:parent-style-name="Absatz-Standardschriftart" style:family="text">
      <style:text-properties style:font-name="Times New Roman" fo:font-size="12pt" style:font-size-asian="12pt" style:font-size-complex="12pt" fo:background-color="#FF0000" fo:language="en" fo:country="US"/>
    </style:style>
    <style:style style:name="P410" style:parent-style-name="Standard" style:family="paragraph">
      <style:paragraph-properties fo:text-align="start" fo:text-indent="0.4916in"/>
    </style:style>
    <style:style style:name="T411" style:parent-style-name="Absatz-Standardschriftart" style:family="text">
      <style:text-properties style:font-name="Times New Roman" fo:font-size="12pt" style:font-size-asian="12pt" style:font-size-complex="12pt" fo:background-color="#FF0000" fo:language="en" fo:country="US"/>
    </style:style>
    <style:style style:name="T412" style:parent-style-name="Absatz-Standardschriftart" style:family="text">
      <style:text-properties style:font-name="Times New Roman" fo:font-size="12pt" style:font-size-asian="12pt" style:font-size-complex="12pt" fo:background-color="#FF0000" fo:language="en" fo:country="US"/>
    </style:style>
    <style:style style:name="T413" style:parent-style-name="Absatz-Standardschriftart" style:family="text">
      <style:text-properties style:font-name="Times New Roman" fo:font-size="12pt" style:font-size-asian="12pt" style:font-size-complex="12pt" fo:background-color="#FF0000" fo:language="en" fo:country="US"/>
    </style:style>
    <style:style style:name="T414" style:parent-style-name="Absatz-Standardschriftart" style:family="text">
      <style:text-properties style:font-name="Times New Roman" fo:font-size="12pt" style:font-size-asian="12pt" style:font-size-complex="12pt" fo:background-color="#FF0000" fo:language="en" fo:country="US"/>
    </style:style>
    <style:style style:name="T415" style:parent-style-name="Absatz-Standardschriftar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416" style:parent-style-name="Absatz-Standardschriftart" style:family="text">
      <style:text-properties style:font-name="Times New Roman" fo:font-size="12pt" style:font-size-asian="12pt" style:font-size-complex="12pt" fo:background-color="#FF0000" fo:language="en" fo:country="US"/>
    </style:style>
    <style:style style:name="T417" style:parent-style-name="Absatz-Standardschriftar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0" style:parent-style-name="Standard" style:family="paragraph">
      <style:paragraph-properties fo:text-align="start" fo:text-indent="0.4916in"/>
    </style:style>
    <style:style style:name="T421" style:parent-style-name="Absatz-Standardschriftart" style:family="text">
      <style:text-properties style:font-name="Times New Roman" fo:font-size="12pt" style:font-size-asian="12pt" style:font-size-complex="12pt" fo:language="en" fo:country="US"/>
    </style:style>
    <style:style style:name="T422" style:parent-style-name="Absatz-Standardschriftart" style:family="text">
      <style:text-properties style:font-name="Times New Roman" fo:font-size="12pt" style:font-size-asian="12pt" style:font-size-complex="12pt" fo:language="en" fo:country="US"/>
    </style:style>
    <style:style style:name="T423" style:parent-style-name="Absatz-Standardschriftart" style:family="text">
      <style:text-properties style:font-name="Times New Roman"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Absatz-Standardschriftart" style:family="text">
      <style:text-properties fo:language="en" fo:country="US"/>
    </style:style>
    <style:style style:name="T426" style:parent-style-name="Absatz-Standardschriftart" style:family="text">
      <style:text-properties style:font-name="Times New Roman" fo:font-size="12pt" style:font-size-asian="12pt" style:font-size-complex="12pt" fo:language="en" fo:country="US"/>
    </style:style>
    <style:style style:name="T427" style:parent-style-name="Absatz-Standardschriftart" style:family="text">
      <style:text-properties style:font-name="Times New Roman" fo:font-size="12pt" style:font-size-asian="12pt" style:font-size-complex="12pt" fo:language="en" fo:country="US"/>
    </style:style>
    <style:style style:name="T428" style:parent-style-name="Absatz-Standardschriftart" style:family="text">
      <style:text-properties style:font-name="Times New Roman" fo:font-size="12pt" style:font-size-asian="12pt" style:font-size-complex="12pt" fo:language="en" fo:country="US"/>
    </style:style>
    <style:style style:name="T429" style:parent-style-name="Absatz-Standardschriftart" style:family="text">
      <style:text-properties style:font-name="Times New Roman"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Absatz-Standardschriftart" style:family="text">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4" style:parent-style-name="Standard" style:family="paragraph">
      <style:paragraph-properties fo:text-align="start" fo:text-indent="0in"/>
    </style:style>
    <style:style style:name="T435" style:parent-style-name="Absatz-Standardschriftart" style:family="text">
      <style:text-properties style:font-name="Times New Roman" fo:font-size="12pt" style:font-size-asian="12pt" style:font-size-complex="12pt" fo:language="en" fo:country="US"/>
    </style:style>
    <style:style style:name="T436" style:parent-style-name="Absatz-Standardschriftart" style:family="text">
      <style:text-properties style:font-name="Times New Roman" fo:font-size="12pt" style:font-size-asian="12pt" style:font-size-complex="12pt" fo:language="en" fo:country="US"/>
    </style:style>
    <style:style style:name="T437" style:parent-style-name="Absatz-Standardschriftart" style:family="text">
      <style:text-properties style:font-name="Times New Roman"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bsatz-Standardschriftart" style:family="text">
      <style:text-properties fo:language="en" fo:country="US"/>
    </style:style>
    <style:style style:name="T440" style:parent-style-name="Absatz-Standardschriftart" style:family="text">
      <style:text-properties style:font-name="Times New Roman" fo:font-size="12pt" style:font-size-asian="12pt" style:font-size-complex="12pt" fo:language="en" fo:country="US"/>
    </style:style>
    <style:style style:name="T441" style:parent-style-name="Absatz-Standardschriftart" style:family="text">
      <style:text-properties style:font-name="Times New Roman" fo:font-size="12pt" style:font-size-asian="12pt" style:font-size-complex="12pt" fo:language="en" fo:country="US"/>
    </style:style>
    <style:style style:name="T442" style:parent-style-name="Absatz-Standardschriftart" style:family="text">
      <style:text-properties style:font-name="Times New Roman"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Absatz-Standardschriftart" style:family="text">
      <style:text-properties fo:language="en" fo:country="US"/>
    </style:style>
    <style:style style:name="T445" style:parent-style-name="Absatz-Standardschriftart" style:family="text">
      <style:text-properties style:font-name="Times New Roman" fo:font-size="12pt" style:font-size-asian="12pt" style:font-size-complex="12pt" fo:language="en" fo:country="US"/>
    </style:style>
    <style:style style:name="P446" style:parent-style-name="Standard" style:family="paragraph">
      <style:paragraph-properties fo:text-align="start" fo:text-indent="0in"/>
    </style:style>
    <style:style style:name="T447" style:parent-style-name="Absatz-Standardschriftart" style:family="text">
      <style:text-properties style:font-name="Times New Roman" fo:font-size="12pt" style:font-size-asian="12pt" style:font-size-complex="12pt" fo:language="en" fo:country="US"/>
    </style:style>
    <style:style style:name="T448" style:parent-style-name="Absatz-Standardschriftart" style:family="text">
      <style:text-properties style:font-name="Times New Roman"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Absatz-Standardschriftart" style:family="text">
      <style:text-properties style:font-name="Times New Roman" fo:font-size="12pt" style:font-size-asian="12pt" style:font-size-complex="12pt" fo:language="en" fo:country="US"/>
    </style:style>
    <style:style style:name="T451" style:parent-style-name="Absatz-Standardschriftart" style:family="text">
      <style:text-properties style:font-name="Times New Roman" fo:font-size="12pt" style:font-size-asian="12pt" style:font-size-complex="12pt" fo:language="en" fo:country="US"/>
    </style:style>
    <style:style style:name="P4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54" style:parent-style-name="Standard" style:family="paragraph">
      <style:paragraph-properties fo:text-align="start" fo:text-indent="0.4916in"/>
    </style:style>
    <style:style style:name="T455" style:parent-style-name="Absatz-Standardschriftart" style:family="text">
      <style:text-properties style:font-name="Times New Roman" fo:font-size="12pt" style:font-size-asian="12pt" style:font-size-complex="12pt" fo:language="en" fo:country="US"/>
    </style:style>
    <style:style style:name="P4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style>
    <style:style style:name="T459" style:parent-style-name="Absatz-Standardschriftart" style:family="text">
      <style:text-properties style:font-name="Times New Roman" fo:font-size="12pt" style:font-size-asian="12pt" style:font-size-complex="12pt" fo:language="en" fo:country="US"/>
    </style:style>
    <style:style style:name="T460" style:parent-style-name="Absatz-Standardschriftart" style:family="text">
      <style:text-properties style:font-name="Times New Roman" fo:font-size="12pt" style:font-size-asian="12pt" style:font-size-complex="12pt" fo:language="en" fo:country="US"/>
    </style:style>
    <style:style style:name="T461" style:parent-style-name="Absatz-Standardschriftart" style:family="text">
      <style:text-properties style:font-name="Times New Roman" fo:font-size="12pt" style:font-size-asian="12pt" style:font-size-complex="12pt" fo:language="en" fo:country="US"/>
    </style:style>
    <style:style style:name="T462" style:parent-style-name="Absatz-Standardschriftart" style:family="text">
      <style:text-properties style:font-name="Times New Roman" fo:font-size="12pt" style:font-size-asian="12pt" style:font-size-complex="12pt" fo:language="en" fo:country="US"/>
    </style:style>
    <style:style style:name="T463" style:parent-style-name="Absatz-Standardschriftart" style:family="text">
      <style:text-properties style:font-name="Times New Roman" fo:font-size="12pt" style:font-size-asian="12pt" style:font-size-complex="12pt" fo:language="en" fo:country="US"/>
    </style:style>
    <style:style style:name="T464" style:parent-style-name="Absatz-Standardschriftart" style:family="text">
      <style:text-properties style:font-name="Times New Roman" fo:font-size="12pt" style:font-size-asian="12pt" style:font-size-complex="12pt" fo:language="en" fo:country="US"/>
    </style:style>
    <style:style style:name="P465" style:parent-style-name="Standard" style:family="paragraph">
      <style:paragraph-properties fo:text-align="start" fo:text-indent="0.4916in"/>
    </style:style>
    <style:style style:name="T466" style:parent-style-name="Absatz-Standardschriftart" style:family="text">
      <style:text-properties style:font-name="Times New Roman" fo:font-size="12pt" style:font-size-asian="12pt" style:font-size-complex="12pt" fo:language="en" fo:country="US"/>
    </style:style>
    <style:style style:name="T467" style:parent-style-name="Absatz-Standardschriftart" style:family="text">
      <style:text-properties style:font-name="Times New Roman" fo:font-size="12pt" style:font-size-asian="12pt" style:font-size-complex="12pt" fo:language="en" fo:country="US"/>
    </style:style>
    <style:style style:name="T468" style:parent-style-name="Absatz-Standardschriftart" style:family="text">
      <style:text-properties style:font-name="Times New Roman" fo:font-size="12pt" style:font-size-asian="12pt" style:font-size-complex="12pt" fo:language="en" fo:country="US"/>
    </style:style>
    <style:style style:name="T469"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T470"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Absatz-Standardschriftart" style:family="text">
      <style:text-properties fo:language="en" fo:country="US"/>
    </style:style>
    <style:style style:name="T473" style:parent-style-name="Absatz-Standardschriftart" style:family="text">
      <style:text-properties fo:language="da" fo:country="DK"/>
    </style:style>
    <style:style style:name="T474" style:parent-style-name="Fett" style:family="text">
      <style:text-properties style:font-name="Times New Roman" fo:font-size="12pt" style:font-size-asian="12pt" style:font-size-complex="12pt" fo:language="en" fo:country="US"/>
    </style:style>
    <style:style style:name="T475" style:parent-style-name="Absatz-Standardschriftart" style:family="text">
      <style:text-properties style:font-name="Times New Roman" fo:font-size="12pt" style:font-size-asian="12pt" style:font-size-complex="12pt" fo:language="en" fo:country="US"/>
    </style:style>
    <style:style style:name="P476" style:parent-style-name="Standard" style:family="paragraph">
      <style:paragraph-properties fo:text-align="start" fo:text-indent="0in"/>
      <style:text-properties fo:language="en" fo:country="US"/>
    </style:style>
    <style:style style:name="P477" style:parent-style-name="Standard" style:family="paragraph">
      <style:paragraph-properties fo:text-align="start" fo:text-indent="0in"/>
    </style:style>
    <style:style style:name="T47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7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80" style:parent-style-name="CommentText" style:family="paragraph">
      <style:paragraph-properties fo:text-align="start" fo:text-indent="0in"/>
    </style:style>
    <style:style style:name="T481" style:parent-style-name="Absatz-Standardschriftart" style:family="text">
      <style:text-properties fo:language="en" fo:country="US"/>
    </style:style>
    <style:style style:name="T482" style:parent-style-name="Absatz-Standardschriftart" style:family="text">
      <style:text-properties fo:language="en" fo:country="US"/>
    </style:style>
    <style:style style:name="P483" style:parent-style-name="Standard" style:family="paragraph">
      <style:paragraph-properties fo:text-align="start" fo:text-indent="0.4916in"/>
    </style:style>
    <style:style style:name="T484" style:parent-style-name="Absatz-Standardschriftart" style:family="text">
      <style:text-properties style:font-name="Times New Roman"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Absatz-Standardschriftart" style:family="text">
      <style:text-properties fo:language="en" fo:country="US"/>
    </style:style>
    <style:style style:name="T487" style:parent-style-name="Absatz-Standardschriftart" style:family="text">
      <style:text-properties fo:language="en" fo:country="US"/>
    </style:style>
    <style:style style:name="P488" style:parent-style-name="CommentText" style:family="paragraph">
      <style:paragraph-properties fo:text-align="start" fo:text-indent="0in"/>
    </style:style>
    <style:style style:name="T489" style:parent-style-name="Absatz-Standardschriftart" style:family="text">
      <style:text-properties fo:language="en" fo:country="US"/>
    </style:style>
    <style:style style:name="T490" style:parent-style-name="Absatz-Standardschriftart" style:family="text">
      <style:text-properties style:font-name="Times New Roman" fo:font-size="12pt" style:font-size-asian="12pt" style:font-size-complex="12pt" fo:language="en" fo:country="US"/>
    </style:style>
    <style:style style:name="T491" style:parent-style-name="Absatz-Standardschriftart" style:family="text">
      <style:text-properties style:font-name="Times New Roman"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Absatz-Standardschriftart" style:family="text">
      <style:text-properties fo:language="en" fo:country="US"/>
    </style:style>
    <style:style style:name="P494" style:parent-style-name="CommentText" style:family="paragraph">
      <style:paragraph-properties fo:text-align="start" fo:text-indent="0in"/>
      <style:text-properties fo:language="en" fo:country="US"/>
    </style:style>
    <style:style style:name="P495" style:parent-style-name="CommentText" style:family="paragraph">
      <style:paragraph-properties fo:text-align="start" fo:text-indent="0in"/>
      <style:text-properties fo:language="en" fo:country="US"/>
    </style:style>
    <style:style style:name="T496" style:parent-style-name="Absatz-Standardschriftart" style:family="text">
      <style:text-properties style:font-name="Times New Roman" fo:font-size="12pt" style:font-size-asian="12pt" style:font-size-complex="12pt" fo:language="en" fo:country="US"/>
    </style:style>
    <style:style style:name="T497" style:parent-style-name="Absatz-Standardschriftart" style:family="text">
      <style:text-properties style:font-name="Times New Roman" fo:font-size="12pt" style:font-size-asian="12pt" style:font-size-complex="12pt" fo:language="en" fo:country="US"/>
    </style:style>
    <style:style style:name="P498"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499" style:parent-style-name="Standard" style:family="paragraph">
      <style:paragraph-properties fo:text-align="start" fo:text-indent="0in">
        <style:tab-stops>
          <style:tab-stop style:type="left" style:position="1.3125in"/>
        </style:tab-stops>
      </style:paragraph-properties>
    </style:style>
    <style:style style:name="T500" style:parent-style-name="Absatz-Standardschriftart" style:family="text">
      <style:text-properties fo:language="en" fo:country="US"/>
    </style:style>
    <style:style style:name="P501"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502" style:parent-style-name="Standard" style:family="paragraph">
      <style:paragraph-properties fo:text-align="start" fo:text-indent="0.4916in"/>
    </style:style>
    <style:style style:name="T5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05" style:parent-style-name="Absatz-Standardschriftart" style:family="text">
      <style:text-properties style:font-name="Times New Roman" fo:font-size="12pt" style:font-size-asian="12pt" style:font-size-complex="12pt" fo:language="en" fo:country="US"/>
    </style:style>
    <style:style style:name="T506" style:parent-style-name="Absatz-Standardschriftart" style:family="text">
      <style:text-properties style:font-name="Times New Roman" fo:font-size="12pt" style:font-size-asian="12pt" style:font-size-complex="12pt" fo:language="en" fo:country="US"/>
    </style:style>
    <style:style style:name="T507" style:parent-style-name="Absatz-Standardschriftart" style:family="text">
      <style:text-properties style:font-name="Times New Roman" fo:font-size="12pt" style:font-size-asian="12pt" style:font-size-complex="12pt" fo:language="en" fo:country="US"/>
    </style:style>
    <style:style style:name="T508" style:parent-style-name="Absatz-Standardschriftart" style:family="text">
      <style:text-properties style:font-name="Times New Roman" style:letter-kerning="false" fo:font-size="12pt" style:font-size-asian="12pt" style:font-size-complex="12pt" fo:language="en" fo:country="US"/>
    </style:style>
    <style:style style:name="T509" style:parent-style-name="Absatz-Standardschriftart" style:family="text">
      <style:text-properties style:font-name="Times New Roman" fo:font-size="12pt" style:font-size-asian="12pt" style:font-size-complex="12pt" fo:language="en" fo:country="US"/>
    </style:style>
    <style:style style:name="T510" style:parent-style-name="Absatz-Standardschriftart" style:family="text">
      <style:text-properties style:font-name="Times New Roman" style:letter-kerning="false" fo:font-size="12pt" style:font-size-asian="12pt" style:font-size-complex="12pt" fo:language="en" fo:country="US"/>
    </style:style>
    <style:style style:name="T511" style:parent-style-name="Absatz-Standardschriftart" style:family="text">
      <style:text-properties style:font-name="Times New Roman" style:letter-kerning="false" fo:font-size="12pt" style:font-size-asian="12pt" style:font-size-complex="12pt" fo:language="en" fo:country="US"/>
    </style:style>
    <style:style style:name="T512" style:parent-style-name="Absatz-Standardschriftart" style:family="text">
      <style:text-properties style:font-name="Times New Roman" style:letter-kerning="false" fo:font-size="12pt" style:font-size-asian="12pt" style:font-size-complex="12pt" fo:language="en" fo:country="US"/>
    </style:style>
    <style:style style:name="T513" style:parent-style-name="Absatz-Standardschriftart" style:family="text">
      <style:text-properties style:font-name="Times New Roman" fo:font-size="12pt" style:font-size-asian="12pt" style:font-size-complex="12pt" fo:language="en" fo:country="US"/>
    </style:style>
    <style:style style:name="T514" style:parent-style-name="Absatz-Standardschriftart" style:family="text">
      <style:text-properties style:font-name="Times New Roman" fo:font-size="12pt" style:font-size-asian="12pt" style:font-size-complex="12pt" fo:language="en" fo:country="US"/>
    </style:style>
    <style:style style:name="T515" style:parent-style-name="Absatz-Standardschriftart" style:family="text">
      <style:text-properties style:font-name="Times New Roman" style:letter-kerning="false" fo:font-size="12pt" style:font-size-asian="12pt" style:font-size-complex="12pt" fo:language="en" fo:country="US"/>
    </style:style>
    <style:style style:name="T516" style:parent-style-name="Absatz-Standardschriftart" style:family="text">
      <style:text-properties style:font-name="Times New Roman" fo:font-size="12pt" style:font-size-asian="12pt" style:font-size-complex="12pt" fo:language="en" fo:country="US"/>
    </style:style>
    <style:style style:name="T517" style:parent-style-name="Absatz-Standardschriftart" style:family="text">
      <style:text-properties style:font-name="Times New Roman" fo:font-size="12pt" style:font-size-asian="12pt" style:font-size-complex="12pt" fo:language="en" fo:country="US"/>
    </style:style>
    <style:style style:name="P518" style:parent-style-name="Standard" style:family="paragraph">
      <style:paragraph-properties fo:text-align="start" fo:text-indent="0.4916in"/>
    </style:style>
    <style:style style:name="T519" style:parent-style-name="Absatz-Standardschriftart" style:family="text">
      <style:text-properties style:font-name="Times New Roman" fo:font-size="12pt" style:font-size-asian="12pt" style:font-size-complex="12pt" fo:language="en" fo:country="US"/>
    </style:style>
    <style:style style:name="T520" style:parent-style-name="Absatz-Standardschriftart" style:family="text">
      <style:text-properties style:font-name="Times New Roman" fo:font-size="12pt" style:font-size-asian="12pt" style:font-size-complex="12pt" fo:language="en" fo:country="US"/>
    </style:style>
    <style:style style:name="T521" style:parent-style-name="Absatz-Standardschriftart" style:family="text">
      <style:text-properties style:font-name="Times New Roman" fo:font-size="12pt" style:font-size-asian="12pt" style:font-size-complex="12pt" fo:language="en" fo:country="US"/>
    </style:style>
    <style:style style:name="P522" style:parent-style-name="Standard" style:family="paragraph">
      <style:paragraph-properties fo:text-align="start" fo:text-indent="0.4916in"/>
    </style:style>
    <style:style style:name="T523" style:parent-style-name="Absatz-Standardschriftart" style:family="text">
      <style:text-properties style:font-name="Times New Roman"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Absatz-Standardschriftart" style:family="text">
      <style:text-properties style:font-name="Times New Roman" fo:font-size="12pt" style:font-size-asian="12pt" style:font-size-complex="12pt" fo:language="en" fo:country="US"/>
    </style:style>
    <style:style style:name="T526" style:parent-style-name="Absatz-Standardschriftart" style:family="text">
      <style:text-properties style:font-name="Times New Roman" fo:font-size="12pt" style:font-size-asian="12pt" style:font-size-complex="12pt" fo:language="en" fo:country="US"/>
    </style:style>
    <style:style style:name="P527" style:parent-style-name="Standard" style:family="paragraph">
      <style:paragraph-properties fo:text-align="start" fo:text-indent="0.4916in"/>
    </style:style>
    <style:style style:name="T52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2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530" style:parent-style-name="Absatz-Standardschriftart" style:family="text">
      <style:text-properties style:font-name="Times New Roman" fo:font-size="12pt" style:font-size-asian="12pt" style:font-size-complex="12pt" fo:language="en" fo:country="US"/>
    </style:style>
    <style:style style:name="T531" style:parent-style-name="Absatz-Standardschriftart" style:family="text">
      <style:text-properties style:font-name="Times New Roman" fo:font-size="12pt" style:font-size-asian="12pt" style:font-size-complex="12pt" fo:language="en" fo:country="US"/>
    </style:style>
    <style:style style:name="T532" style:parent-style-name="Absatz-Standardschriftart" style:family="text">
      <style:text-properties style:font-name="Times New Roman" fo:font-size="12pt" style:font-size-asian="12pt" style:font-size-complex="12pt" fo:language="en" fo:country="US"/>
    </style:style>
    <style:style style:name="T533" style:parent-style-name="Absatz-Standardschriftart" style:family="text">
      <style:text-properties style:font-name="Times New Roman" fo:font-size="12pt" style:font-size-asian="12pt" style:font-size-complex="12pt" fo:language="en" fo:country="US"/>
    </style:style>
    <style:style style:name="T534" style:parent-style-name="Absatz-Standardschriftart" style:family="text">
      <style:text-properties style:font-name="Times New Roman" fo:font-size="12pt" style:font-size-asian="12pt" style:font-size-complex="12pt" fo:language="en" fo:country="US"/>
    </style:style>
    <style:style style:name="T535" style:parent-style-name="Absatz-Standardschriftart" style:family="text">
      <style:text-properties style:font-name="Times New Roman" fo:font-size="12pt" style:font-size-asian="12pt" style:font-size-complex="12pt" fo:language="en" fo:country="US"/>
    </style:style>
    <style:style style:name="T536" style:parent-style-name="Absatz-Standardschriftart" style:family="text">
      <style:text-properties style:font-name="Times New Roman" fo:font-size="12pt" style:font-size-asian="12pt" style:font-size-complex="12pt" fo:language="en" fo:country="US"/>
    </style:style>
    <style:style style:name="T537" style:parent-style-name="Absatz-Standardschriftart" style:family="text">
      <style:text-properties style:font-name="Times New Roman" fo:font-size="12pt" style:font-size-asian="12pt" style:font-size-complex="12pt" fo:language="en" fo:country="US"/>
    </style:style>
    <style:style style:name="T538" style:parent-style-name="Absatz-Standardschriftart" style:family="text">
      <style:text-properties style:font-name="Times New Roman" fo:font-size="12pt" style:font-size-asian="12pt" style:font-size-complex="12pt" fo:language="en" fo:country="US"/>
    </style:style>
    <style:style style:name="T539" style:parent-style-name="Absatz-Standardschriftart" style:family="text">
      <style:text-properties style:font-name="Times New Roman" fo:font-size="12pt" style:font-size-asian="12pt" style:font-size-complex="12pt" fo:language="en" fo:country="US"/>
    </style:style>
    <style:style style:name="T540" style:parent-style-name="Absatz-Standardschriftart" style:family="text">
      <style:text-properties style:font-name="Times New Roman" fo:font-size="12pt" style:font-size-asian="12pt" style:font-size-complex="12pt" fo:language="en" fo:country="US"/>
    </style:style>
    <style:style style:name="P541" style:parent-style-name="Standard" style:family="paragraph">
      <style:paragraph-properties fo:text-align="start" fo:text-indent="0.4916in"/>
    </style:style>
    <style:style style:name="T54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43" style:parent-style-name="Absatz-Standardschriftart" style:family="text">
      <style:text-properties style:font-name="Times New Roman" fo:font-size="12pt" style:font-size-asian="12pt" style:font-size-complex="12pt" fo:language="en" fo:country="US"/>
    </style:style>
    <style:style style:name="T544" style:parent-style-name="Absatz-Standardschriftart" style:family="text">
      <style:text-properties style:font-name="Times New Roman" fo:font-size="12pt" style:font-size-asian="12pt" style:font-size-complex="12pt" fo:language="en" fo:country="US"/>
    </style:style>
    <style:style style:name="T545" style:parent-style-name="Absatz-Standardschriftart" style:family="text">
      <style:text-properties style:font-name="Times New Roman" fo:font-size="12pt" style:font-size-asian="12pt" style:font-size-complex="12pt" fo:language="en" fo:country="US"/>
    </style:style>
    <style:style style:name="T546" style:parent-style-name="Absatz-Standardschriftart" style:family="text">
      <style:text-properties style:font-name="Times New Roman" fo:font-size="12pt" style:font-size-asian="12pt" style:font-size-complex="12pt" fo:language="en" fo:country="US"/>
    </style:style>
    <style:style style:name="T547" style:parent-style-name="Absatz-Standardschriftart" style:family="text">
      <style:text-properties style:font-name="Times New Roman" fo:font-size="12pt" style:font-size-asian="12pt" style:font-size-complex="12pt" fo:language="en" fo:country="US"/>
    </style:style>
    <style:style style:name="T548" style:parent-style-name="Absatz-Standardschriftart" style:family="text">
      <style:text-properties style:font-name="Times New Roman" fo:font-size="12pt" style:font-size-asian="12pt" style:font-size-complex="12pt" fo:language="en" fo:country="US"/>
    </style:style>
    <style:style style:name="T549" style:parent-style-name="Absatz-Standardschriftart" style:family="text">
      <style:text-properties style:font-name="Times New Roman"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Absatz-Standardschriftart" style:family="text">
      <style:text-properties fo:language="en" fo:country="US"/>
    </style:style>
    <style:style style:name="T552" style:parent-style-name="Absatz-Standardschriftart" style:family="text">
      <style:text-properties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P554" style:parent-style-name="Standard" style:family="paragraph">
      <style:paragraph-properties fo:text-align="start" fo:text-indent="0.4916in"/>
    </style:style>
    <style:style style:name="T55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5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57" style:parent-style-name="Absatz-Standardschriftart" style:family="text">
      <style:text-properties style:font-name="Times New Roman" fo:font-size="12pt" style:font-size-asian="12pt" style:font-size-complex="12pt" fo:language="en" fo:country="US"/>
    </style:style>
    <style:style style:name="T558" style:parent-style-name="Absatz-Standardschriftart" style:family="text">
      <style:text-properties style:font-name="Times New Roman" fo:font-size="12pt" style:font-size-asian="12pt" style:font-size-complex="12pt" fo:language="en" fo:country="US"/>
    </style:style>
    <style:style style:name="T559" style:parent-style-name="Absatz-Standardschriftart" style:family="text">
      <style:text-properties style:font-name-complex="Calibri"/>
    </style:style>
    <style:style style:name="T560" style:parent-style-name="Absatz-Standardschriftart" style:family="text">
      <style:text-properties style:font-name-complex="Calibri" fo:language="en" fo:country="US"/>
    </style:style>
    <style:style style:name="T561" style:parent-style-name="Absatz-Standardschriftart" style:family="text">
      <style:text-properties style:font-name-complex="Calibri" fo:font-style="italic" style:font-style-asian="italic" style:font-style-complex="italic" fo:language="en" fo:country="US"/>
    </style:style>
    <style:style style:name="T562" style:parent-style-name="Absatz-Standardschriftart" style:family="text">
      <style:text-properties style:font-name-complex="Calibri" fo:font-style="italic" style:font-style-asian="italic" style:font-style-complex="italic" fo:language="en" fo:country="US"/>
    </style:style>
    <style:style style:name="T563" style:parent-style-name="Absatz-Standardschriftart" style:family="text">
      <style:text-properties style:font-name-complex="Calibri" fo:language="en" fo:country="US"/>
    </style:style>
    <style:style style:name="T564" style:parent-style-name="Absatz-Standardschriftart" style:family="text">
      <style:text-properties style:font-name-complex="Calibri" fo:font-style="italic" style:font-style-asian="italic" style:font-style-complex="italic" fo:language="en" fo:country="US"/>
    </style:style>
    <style:style style:name="T565" style:parent-style-name="Absatz-Standardschriftart" style:family="text">
      <style:text-properties style:font-name-complex="Calibri" fo:language="en" fo:country="US"/>
    </style:style>
    <style:style style:name="T566" style:parent-style-name="Absatz-Standardschriftart" style:family="text">
      <style:text-properties style:font-name="Times New Roman" fo:font-size="12pt" style:font-size-asian="12pt" style:font-size-complex="12pt" fo:language="en" fo:country="US"/>
    </style:style>
    <style:style style:name="P567" style:parent-style-name="CommentText" style:family="paragraph">
      <style:paragraph-properties fo:text-align="start" fo:text-indent="0in"/>
    </style:style>
    <style:style style:name="T568" style:parent-style-name="Absatz-Standardschriftart" style:family="text">
      <style:text-properties fo:language="en" fo:country="US"/>
    </style:style>
    <style:style style:name="T569" style:parent-style-name="Absatz-Standardschriftart" style:family="text">
      <style:text-properties style:font-name="Times New Roman" fo:font-size="12pt" style:font-size-asian="12pt" style:font-size-complex="12pt" fo:language="en" fo:country="US"/>
    </style:style>
    <style:style style:name="T570" style:parent-style-name="Absatz-Standardschriftart" style:family="text">
      <style:text-properties style:font-name="Times New Roman" fo:font-size="12pt" style:font-size-asian="12pt" style:font-size-complex="12pt" fo:language="en" fo:country="US"/>
    </style:style>
    <style:style style:name="T571" style:parent-style-name="Absatz-Standardschriftart" style:family="text">
      <style:text-properties style:font-name="Times New Roman" fo:font-size="12pt" style:font-size-asian="12pt" style:font-size-complex="12pt" fo:language="en" fo:country="US"/>
    </style:style>
    <style:style style:name="T572" style:parent-style-name="Absatz-Standardschriftart" style:family="text">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style>
    <style:style style:name="T576" style:parent-style-name="Absatz-Standardschriftart" style:family="text">
      <style:text-properties style:font-name="Times New Roman" fo:font-size="12pt" style:font-size-asian="12pt" style:font-size-complex="12pt" fo:language="en" fo:country="US"/>
    </style:style>
    <style:style style:name="P577" style:parent-style-name="CommentText" style:family="paragraph">
      <style:paragraph-properties fo:text-align="start" fo:text-indent="0in"/>
    </style:style>
    <style:style style:name="T578" style:parent-style-name="Absatz-Standardschriftart" style:family="text">
      <style:text-properties fo:language="da" fo:country="DK"/>
    </style:style>
    <style:style style:name="P579" style:parent-style-name="CommentText" style:family="paragraph">
      <style:paragraph-properties fo:text-align="start" fo:text-indent="0in"/>
    </style:style>
    <style:style style:name="T580" style:parent-style-name="Absatz-Standardschriftart" style:family="text">
      <style:text-properties fo:language="en" fo:country="US"/>
    </style:style>
    <style:style style:name="P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83" style:parent-style-name="Standard" style:family="paragraph">
      <style:paragraph-properties fo:text-align="start" fo:text-indent="0in"/>
    </style:style>
    <style:style style:name="T584" style:parent-style-name="Absatz-Standardschriftart" style:family="text">
      <style:text-properties style:font-name="Times New Roman" fo:font-size="12pt" style:font-size-asian="12pt" style:font-size-complex="12pt" fo:language="en" fo:country="US"/>
    </style:style>
    <style:style style:name="T585" style:parent-style-name="Absatz-Standardschriftart" style:family="text">
      <style:text-properties style:font-name="Times New Roman" fo:font-size="12pt" style:font-size-asian="12pt" style:font-size-complex="12pt" fo:language="en" fo:country="US"/>
    </style:style>
    <style:style style:name="T586" style:parent-style-name="Absatz-Standardschriftart" style:family="text">
      <style:text-properties style:font-name="Times New Roman" fo:font-size="12pt" style:font-size-asian="12pt" style:font-size-complex="12pt" fo:language="en" fo:country="US"/>
    </style:style>
    <style:style style:name="T587" style:parent-style-name="Absatz-Standardschriftart" style:family="text">
      <style:text-properties style:font-name="Times New Roman" fo:font-size="12pt" style:font-size-asian="12pt" style:font-size-complex="12pt" fo:language="en" fo:country="US"/>
    </style:style>
    <style:style style:name="T588" style:parent-style-name="Absatz-Standardschriftart" style:family="text">
      <style:text-properties style:font-name="Times New Roman" fo:font-size="12pt" style:font-size-asian="12pt" style:font-size-complex="12pt" fo:language="en" fo:country="US" style:language-asian="de" style:country-asian="DE"/>
    </style:style>
    <style:style style:name="P5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1" style:parent-style-name="Standard" style:family="paragraph">
      <style:paragraph-properties fo:text-align="start" fo:text-indent="0in"/>
    </style:style>
    <style:style style:name="T592" style:parent-style-name="Absatz-Standardschriftart" style:family="text">
      <style:text-properties style:font-name="Times New Roman" fo:font-size="12pt" style:font-size-asian="12pt" style:font-size-complex="12pt" fo:language="en" fo:country="US"/>
    </style:style>
    <style:style style:name="T5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94" style:parent-style-name="CommentText" style:family="paragraph">
      <style:paragraph-properties fo:text-align="start" fo:text-indent="0in"/>
    </style:style>
    <style:style style:name="T595" style:parent-style-name="Absatz-Standardschriftart" style:family="text">
      <style:text-properties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Times New Roman"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Absatz-Standardschriftart" style:family="text">
      <style:text-properties fo:language="en" fo:country="US"/>
    </style:style>
    <style:style style:name="T600" style:parent-style-name="Absatz-Standardschriftart" style:family="text">
      <style:text-properties style:font-name="Times New Roman" fo:font-size="12pt" style:font-size-asian="12pt" style:font-size-complex="12pt" fo:language="en" fo:country="US"/>
    </style:style>
    <style:style style:name="T601" style:parent-style-name="Absatz-Standardschriftart" style:family="text">
      <style:text-properties style:font-name="Times New Roman" fo:font-size="12pt" style:font-size-asian="12pt" style:font-size-complex="12pt" fo:language="en" fo:country="US"/>
    </style:style>
    <style:style style:name="T602" style:parent-style-name="Absatz-Standardschriftart" style:family="text">
      <style:text-properties style:font-name="Times New Roman" fo:font-size="12pt" style:font-size-asian="12pt" style:font-size-complex="12pt" fo:language="en" fo:country="US"/>
    </style:style>
    <style:style style:name="P6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4" style:parent-style-name="Standard" style:list-style-name="LFO1" style:family="paragraph">
      <style:paragraph-properties fo:text-align="start"/>
    </style:style>
    <style:style style:name="T605" style:parent-style-name="Absatz-Standardschriftart" style:family="text">
      <style:text-properties style:font-name="Times New Roman" fo:font-size="12pt" style:font-size-asian="12pt" style:font-size-complex="12pt" fo:language="en" fo:country="US"/>
    </style:style>
    <style:style style:name="T606" style:parent-style-name="Absatz-Standardschriftart" style:family="text">
      <style:text-properties style:font-name="Times New Roman" fo:font-size="12pt" style:font-size-asian="12pt" style:font-size-complex="12pt" fo:language="en" fo:country="US"/>
    </style:style>
    <style:style style:name="P607" style:parent-style-name="Standard" style:list-style-name="LFO1" style:family="paragraph">
      <style:paragraph-properties fo:text-align="start"/>
    </style:style>
    <style:style style:name="T608" style:parent-style-name="Absatz-Standardschriftart" style:family="text">
      <style:text-properties style:font-name="Times New Roman" fo:font-size="12pt" style:font-size-asian="12pt" style:font-size-complex="12pt" fo:language="en" fo:country="US"/>
    </style:style>
    <style:style style:name="T609" style:parent-style-name="Absatz-Standardschriftart" style:family="text">
      <style:text-properties style:font-name="Times New Roman"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Absatz-Standardschriftart" style:family="text">
      <style:text-properties fo:language="en" fo:country="US"/>
    </style:style>
    <style:style style:name="P612" style:parent-style-name="CommentText" style:family="paragraph">
      <style:paragraph-properties fo:text-align="start" fo:text-indent="0in"/>
    </style:style>
    <style:style style:name="T613" style:parent-style-name="Absatz-Standardschriftart" style:family="text">
      <style:text-properties fo:language="en" fo:country="US"/>
    </style:style>
    <style:style style:name="T614" style:parent-style-name="Absatz-Standardschriftart" style:family="text">
      <style:text-properties fo:language="en" fo:country="US"/>
    </style:style>
    <style:style style:name="T615" style:parent-style-name="Absatz-Standardschriftart" style:family="text">
      <style:text-properties style:font-name="Times New Roman" fo:font-size="12pt" style:font-size-asian="12pt" style:font-size-complex="12pt" fo:language="en" fo:country="US"/>
    </style:style>
    <style:style style:name="T616" style:parent-style-name="Absatz-Standardschriftart" style:family="text">
      <style:text-properties style:font-name="Times New Roman" fo:font-size="12pt" style:font-size-asian="12pt" style:font-size-complex="12pt" fo:language="en" fo:country="US"/>
    </style:style>
    <style:style style:name="P617" style:parent-style-name="Standard" style:list-style-name="LFO1" style:family="paragraph">
      <style:paragraph-properties fo:text-align="start"/>
    </style:style>
    <style:style style:name="T618" style:parent-style-name="Absatz-Standardschriftart" style:family="text">
      <style:text-properties style:font-name="Times New Roman" fo:font-size="12pt" style:font-size-asian="12pt" style:font-size-complex="12pt" fo:language="en" fo:country="US"/>
    </style:style>
    <style:style style:name="P619" style:parent-style-name="Standard" style:list-style-name="LFO2" style:family="paragraph">
      <style:paragraph-properties fo:text-align="start"/>
    </style:style>
    <style:style style:name="T620" style:parent-style-name="Absatz-Standardschriftart" style:family="text">
      <style:text-properties style:font-name="Times New Roman" fo:font-size="12pt" style:font-size-asian="12pt" style:font-size-complex="12pt" fo:language="en" fo:country="US"/>
    </style:style>
    <style:style style:name="T621" style:parent-style-name="Absatz-Standardschriftart" style:family="text">
      <style:text-properties style:font-name="Times New Roman" fo:font-size="12pt" style:font-size-asian="12pt" style:font-size-complex="12pt" fo:language="en" fo:country="US"/>
    </style:style>
    <style:style style:name="T622" style:parent-style-name="Absatz-Standardschriftart" style:family="text">
      <style:text-properties style:font-name="Times New Roman"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Absatz-Standardschriftart" style:family="text">
      <style:text-properties style:font-name="Times New Roman" fo:font-size="12pt" style:font-size-asian="12pt" style:font-size-complex="12pt" fo:language="en" fo:country="US"/>
    </style:style>
    <style:style style:name="P625" style:parent-style-name="Standard" style:list-style-name="LFO2" style:family="paragraph">
      <style:paragraph-properties fo:text-align="start"/>
    </style:style>
    <style:style style:name="T626" style:parent-style-name="Absatz-Standardschriftart" style:family="text">
      <style:text-properties style:font-name="Times New Roman" fo:font-size="12pt" style:font-size-asian="12pt" style:font-size-complex="12pt" fo:language="en" fo:country="US"/>
    </style:style>
    <style:style style:name="T627" style:parent-style-name="Absatz-Standardschriftart" style:family="text">
      <style:text-properties fo:language="en" fo:country="US"/>
    </style:style>
    <style:style style:name="T628" style:parent-style-name="Absatz-Standardschriftart" style:family="text">
      <style:text-properties style:font-name="Times New Roman" fo:font-size="12pt" style:font-size-asian="12pt" style:font-size-complex="12pt" fo:language="en" fo:country="US"/>
    </style:style>
    <style:style style:name="T629" style:parent-style-name="Absatz-Standardschriftart" style:family="text">
      <style:text-properties style:font-name="Times New Roman" fo:font-size="12pt" style:font-size-asian="12pt" style:font-size-complex="12pt" fo:language="en" fo:country="US"/>
    </style:style>
    <style:style style:name="P630" style:parent-style-name="Standard" style:list-style-name="LFO1" style:family="paragraph">
      <style:paragraph-properties fo:text-align="start"/>
    </style:style>
    <style:style style:name="T631" style:parent-style-name="Absatz-Standardschriftart" style:family="text">
      <style:text-properties style:font-name="Times New Roman" fo:font-size="12pt" style:font-size-asian="12pt" style:font-size-complex="12pt" fo:language="en" fo:country="US"/>
    </style:style>
    <style:style style:name="P632" style:parent-style-name="Standard" style:list-style-name="LFO3" style:family="paragraph">
      <style:paragraph-properties fo:text-align="start"/>
    </style:style>
    <style:style style:name="T633" style:parent-style-name="Absatz-Standardschriftart" style:family="text">
      <style:text-properties style:font-name="Times New Roman" fo:font-size="12pt" style:font-size-asian="12pt" style:font-size-complex="12pt" fo:language="en" fo:country="US"/>
    </style:style>
    <style:style style:name="T634" style:parent-style-name="Absatz-Standardschriftart" style:family="text">
      <style:text-properties style:font-name="Times New Roman" fo:font-size="12pt" style:font-size-asian="12pt" style:font-size-complex="12pt" fo:language="en" fo:country="US"/>
    </style:style>
    <style:style style:name="P635" style:parent-style-name="CommentText" style:family="paragraph">
      <style:paragraph-properties fo:text-align="start" fo:text-indent="0in"/>
    </style:style>
    <style:style style:name="T636" style:parent-style-name="Absatz-Standardschriftart" style:family="text">
      <style:text-properties style:font-name="Times New Roman" fo:font-size="12pt" style:font-size-asian="12pt" style:font-size-complex="12pt" fo:language="en" fo:country="US"/>
    </style:style>
    <style:style style:name="P637" style:parent-style-name="Standard" style:list-style-name="LFO3" style:family="paragraph">
      <style:paragraph-properties fo:text-align="start"/>
    </style:style>
    <style:style style:name="T638" style:parent-style-name="Absatz-Standardschriftart" style:family="text">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text:span text:style-name="T5">Bit to much maybe. Maybe better:</text:span></text:p></office:annotation><office:annotation office:name="1" xml:id="753933664"><dc:creator>Janka Hauffe</dc:creator><dc:date>2025-02-28T10:54:00</dc:date><meta:creator-initials>JH</meta:creator-initials><text:p text:style-name="P6"><text:span text:style-name="T7">Imagine waking up and noticing that you're a bit more disoriented than usual, finding it harder to concentrate, or struggling to remember simple tasks from the day before.<text:s/></text:span></text:p></office:annotation>Imagine<text:s/></text:span><text:span text:style-name="T8">waking up one day<text:s/></text:span><text:span text:style-name="T9"><office:annotation-end office:name="0"/></text:span><text:span text:style-name="T10"><office:annotation-end office:name="1"/></text:span><text:span text:style-name="T11">feeling disoriented, unable to concentrate, or struggling to remember simple tasks from the day before. For many individuals recovering from COVID-19, this mental cloudiness, often described as "</text:span><text:span text:style-name="T12"><office:annotation office:name="2" xml:id="860640688"><dc:creator>Janka Hauffe</dc:creator><dc:date>2025-02-02T15:28:00</dc:date><meta:creator-initials>JH</meta:creator-initials><text:p text:style-name="P13"><text:span text:style-name="T14">I need citation here</text:span></text:p></office:annotation><office:annotation office:name="3" xml:id="729126407"><dc:creator>Christian Neumann</dc:creator><dc:date>2025-03-07T15:57:00</dc:date><meta:creator-initials>CN</meta:creator-initials><text:p text:style-name="Kommentartext"><text:span text:style-name="T15">I am currently<text:s/></text:span><text:span text:style-name="T16">reading this paper, I think u can use it for multiple parts of your theoretical background: https://www.frontiersin.org/journals/physiology/articles/10.3389/fphys.2013.00063/full</text:span></text:p></office:annotation>brain fog,"<text:s/></text:span><text:span text:style-name="T17"><office:annotation-end office:name="2"/></text:span><text:span text:style-name="T18"><office:annotation-end office:name="3"/></text:span><text:span text:style-name="T19">is a persistent reminder of their illness. These cognitive chall</text:span><text:span text:style-name="T20">enges, along with fatigue and other lingering symptoms, continue to affect their daily lives long after the infection has passed.</text:span></text:p>
      <text:p text:style-name="P21"><text:span text:style-name="T22">Cognition is the most complex function of the brain (Birle et al., 2020) and is defined as “the mental action or process of ac</text:span><text:span text:style-name="T23">quiring knowledge and understanding through thought, experience, and the senses” (Cambridge Cognition, 2015). It is essential for navigating the complexities of everyday life (Cambridge Cognition, 2015; Eysenck &amp; Brysbaert, 2018; Liu, Wang, Xin, Jiang &amp; Me</text:span><text:span text:style-name="T24">ng, 2024), enabling<text:s/></text:span><text:span text:style-name="T25">individuals<text:s/></text:span><text:span text:style-name="T26">to comprehend and interact with the world around<text:s/></text:span><text:span text:style-name="T27">them</text:span><text:span text:style-name="T28"><text:s/>(Eysenck &amp; Brysbaert, 2018). Cognition encompasses a range of mental processes, including the acquisition, storage,<text:s/></text:span><text:span text:style-name="T29">manipulation, selection and retrieval of information (Cambridge Cognition, 2015; Liu, Wang, Xin, Wang, Jiang &amp; Meng, 2024),as well as core cognitive functions such as attention, perception, learning, memory, language, problem solving, thinking, and reasoni</text:span><text:span text:style-name="T30">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4" xml:id="355680813"><dc:creator>Janka Hauffe</dc:creator><dc:date>2025-02-02T15:22:00</dc:date><meta:creator-initials>JH</meta:creator-initials><text:p text:style-name="P34"><text:span text:style-name="T35">But how do we cope when these essential<text:s/></text:span><text:span text:style-name="T36">cognitive abilities begin to decline?<text:s/></text:span></text:p></office:annotation><text:s/>decline</text:span><text:span text:style-name="CommentReference"><office:annotation-end office:name="4"/></text:span><text:span text:style-name="T37">? Cognitive decline refers to varying degrees of damage to cognitive function resulting from a range of causes (Birle et al., 2020; Liu et al., 2024). A systematic review found that the global<text:s/></text:span><text:span text:style-name="T38">prevalence of cognitive impairment in adults over 50 years old ranges from 5.1% to 41%, with a median prevalence of 19% (Pais, Ruano, Carvalho &amp; Barros, 2020). The prevalence increases with age (Liu et al., 2024; Pais et al., 2020). Cognitive impairment ca</text:span><text:span text:style-name="T39">n range from subjective cognitive decline to mild cognitive impairment and more severe forms, such as dementia.<text:s/></text:span></text:p>
      <text:p text:style-name="P40"><text:span text:style-name="T41">Cognition can be assessed using various methods, each differing in their level of objectivity and sensitivity (Cambridge Cognition, 2015).<text:s/></text:span><text:span text:style-name="T42"><office:annotation office:name="5" xml:id="1368895952"><dc:creator>Janka Hauffe</dc:creator><dc:date>2025-02-28T10:07:00</dc:date><meta:creator-initials>JH</meta:creator-initials><text:p text:style-name="P43">Delete?</text:p></office:annotation>Recognizing the importance of cognition underscores the profound effects that cognitive decline or impairment can have on an individual’s independence and quality of life</text:span><text:span text:style-name="CommentReference"><office:annotation-end office:name="5"/></text:span><text:span text:style-name="T44">.<text:s/></text:span></text:p>
      <text:p text:style-name="P45"><text:span text:style-name="T46">This thesis focuses on cognitive decline in individuals experiencing Post CO</text:span><text:span text:style-name="T47">VID-19 Syndrome and its<text:s/></text:span><text:span text:style-name="T48"><office:annotation office:name="6" xml:id="729348787"><dc:creator>Christian Neumann</dc:creator><dc:date>2025-03-10T05:44:00</dc:date><meta:creator-initials>CN</meta:creator-initials><text:p text:style-name="Kommentartext">Ich weiß nicht, ob wir wirklich „general well being“ oder „quality of life“ mit EPOC messen können und ob das der Fokus deiner Arbeit ist</text:p></office:annotation>impact on their general well-being</text:span><text:span text:style-name="Kommentarzeichen"><office:annotation-end office:name="6"/></text:span><text:span text:style-name="T49">. To fully understand this phenomenon, an overview of <text:s/>CO</text:span><text:span text:style-name="T50">VID-19 and its association with cognitive impairment in Post-COVID-19 Syndrome is first provided. Then, the distinction between subjective cognitive decline and<text:s/></text:span><text:soft-page-break/><text:span text:style-name="T51">objective cognitive impairment is explained. Next, the role of electroencephalography (EEG) as<text:s/></text:span><text:span text:style-name="T52">a neurophysiological tool for assessing cognitive function is introduced. Following this, existing EEG research on subjective and objective cognitive impairment, as well as its application in Post-COVID-19 Syndrome, is reviewed. Finally, the specific aim o</text:span><text:span text:style-name="T53">f this thesis is introduced, which is to explore how differences in objective cognitive performance after SARS-CoV-2 infection relate to self-reported cognitive impairment, general well-being, and EEG alterations in individuals with and without Post-COVID-</text:span><text:span text:style-name="T54">19.</text:span></text:p>
      <text:p text:style-name="P55"/>
      <text:p text:style-name="P56">Theoretical Background</text:p>
      <text:p text:style-name="P57"><text:span text:style-name="T58">As of September 2024, over 760 million confirmed cases of coronavirus disease 2019 (COVID-19) have been documented by the World Health Organization (WHO) globally, leading to approximately 6.9 million deaths<text:s/></text:span><text:span text:style-name="T59">Quelle</text:span><text:span text:style-name="T60">. The actual n</text:span><text:span text:style-name="T61">umbers are likely to be much higher due to underreporting. COVID-19 is an infectious disease caused by the SARS-CoV-2 virus (WHO, 2021). While most patients fully recover, some experience persistent symptoms such as fatigue, shortness of breath, cognitive<text:s/></text:span><text:span text:style-name="T62">dysfunction, and other symptoms that generally have an impact on everyday functioning (WHO, 2021). These remaining effects, referred to as Post-COVID-19 Condition or Syndrome (PCS), usually occur three months after the initial infection with the SARS-CoV-2</text:span><text:span text:style-name="T63"><text:s/>virus and last for at least two months with no other explanation. Approximately 10-20% of people infected with SARS-CoV-2 meet the criteria for PCS (WHO, 2021).<text:s/></text:span></text:p>
      <text:p text:style-name="P64">Cognitive Impairment in PCS</text:p>
      <text:p text:style-name="P65"><text:span text:style-name="T66">Cognitive impairment is one of the most frequent symptoms of PCS<text:s/></text:span><text:span text:style-name="T67">(Davids et al., 2021; WHO) and is therefore of high interest. These impairments are characterized by confusion, memory difficulties, disorientation, and trouble concentrating, which are referred to as experiencing “brain fog” by affected individuals (Bland</text:span><text:span text:style-name="T68"><text:s/>et al., 2024; Kwan et al., 2024). Around 22% of individuals diagnosed with PCS experience COVID-related cognitive impairment, according to a meta-analysis by Ceban et al. (2022). This finding is based on data from 43 studies, 31 of which used subjective a</text:span><text:span text:style-name="T69">ssessments and 12 that employed objective measures. Notably, studies using objective assessments of cognitive function reported significantly greater proportions of individuals with impairment (36%) compared to those relying on subjective modes of ascertai</text:span><text:span text:style-name="T70">nment, which identified 18% as cognitively impaired.<text:s/></text:span></text:p>
      <text:p text:style-name="P71"><text:span text:style-name="T72">However, most studies have reported higher rates of cognitive impairment through subjective cognitive complaints than through objective test results (Schild, Scharfenberg, Kirchner et al., 2023). For in</text:span><text:span text:style-name="T73">stance, in a study by Schild, Goereci, Scharfenberg et al. (2023)<text:s/></text:span><text:soft-page-break/><text:span text:style-name="T74">among 52 patients who self-reported cognitive impairment after SARS-CoV-2 infection, objective cognitive screening tests confirmed impairment in only 25%, while extensive neurological assess</text:span><text:span text:style-name="T75">ment indicated impairments in 60% of these patients. Moreover, Schild, Scharfberg, Kirchner, et al. (2023) reported that 88% of patients reported persistent self-reported cognitive impairment, with approximately a 40% discrepancy between the subjective rep</text:span><text:span text:style-name="T76">orts and objective test results at both follow-up visits. Bland et al. (2024) observed that there was no significant relation between objective and subjective measures of cognitive function, implying that self-reports of “brain fog” may not be reflected by</text:span><text:span text:style-name="T77"><text:s/>objectively measured cognitive dysfunction.</text:span></text:p>
      <text:p text:style-name="P78"><text:span text:style-name="T79">The discrepancies between self-reported cognitive difficulties and objective cognitive assessments highlight the complexity of measuring cognitive impairment. Before examining how these issues manifest in PCS, i</text:span><text:span text:style-name="T80">t is essential to understand the concepts of subjective cognitive decline and objective cognitive impairment in a broader context.<text:s/></text:span></text:p>
      <text:p text:style-name="P81"><text:span text:style-name="T82">Subjective and objective measures of cognitive function represent two distinct approaches to assessing cognition. Subjective</text:span><text:span text:style-name="T83"><text:s/>assessments rely on self-reported experiences and perceptions (Stewart, 2012), while objective assessments use standardized tests and tasks to evaluate cognitive performance in various functional domains.<text:s/></text:span><text:span text:style-name="T84"><office:annotation office:name="7" xml:id="1797247249"><dc:creator>Janka Hauffe</dc:creator><dc:date>2025-02-10T12:37:00</dc:date><meta:creator-initials>JH</meta:creator-initials><text:p text:style-name="P85"><text:span text:style-name="T86">Maybe not</text:span></text:p></office:annotation>The following sections provide an over</text:span><text:span text:style-name="T87">view of both concepts, exploring their definitions, underlying mechanisms, and implications for research and clinical practice</text:span><text:span text:style-name="CommentReference"><office:annotation-end office:name="7"/></text:span><text:span text:style-name="T88">.<text:s/></text:span></text:p>
      <text:p text:style-name="P89"/>
      <text:p text:style-name="P90"><text:span text:style-name="T91">Subjective cognitive decline</text:span></text:p>
      <text:p text:style-name="P92"><text:span text:style-name="T93"><office:annotation office:name="8" xml:id="716635351"><dc:creator>Janka Hauffe</dc:creator><dc:date>2025-02-10T13:42:00</dc:date><meta:creator-initials>JH</meta:creator-initials><text:p text:style-name="P94"><text:span text:style-name="T95">Or at the end of this section?</text:span></text:p></office:annotation><office:annotation office:name="9" xml:id="729356083"><dc:creator>Christian Neumann</dc:creator><dc:date>2025-03-10T07:45:00</dc:date><meta:creator-initials>CN</meta:creator-initials><text:p text:style-name="Kommentartext"><text:bookmark-start text:name="_Hlk192501238"/>Definitiv noch nicht hier, an dieser Stelle weiß ich als<text:s/>Leser noch nicht mal was SCD und SCI sind. So wie es formuliert ist, gehört dieser Teil vielleicht nicht mal in die Einleitung. Der rote Faden ist mir hier nicht klar, wieso SCD unweigerlich der richtige Begriff für den Rest der Arbeit ist. Vor allem weil<text:s/>du ja im nächsten Abschnitt die Voraussetzungen für SCD nennst und du bei den VP ja gar nicht im Voraus weißt, ob sie erfüllt sind (streng genommen vielelicht auch im Nachhinein immer noch nicht)<text:s/><text:line-break/><text:line-break/>Versuch über die komplette Einleitung hinweg eine Struktur<text:s/>beizubehalten:<text:s/><text:line-break/>1. Was ist das Phänomen/Problem das dich interessiert?<text:s/><text:span text:style-name="T96">(PCS Patientinnen haben kognitive Symptome.<text:s/></text:span>Manche berichten davon, sind aber in Testungen nicht aufällig etc.)<text:line-break/>2. Was fragst du dich in Bezug auf dieses Problem? (z.B.: Ist es möglich, subjektiv empfundene kognitive Verschlechterung doch messbar zu machen? Womit hängt es zusammen, ob jemand sich eingeschränkt fühlt oder nicht?)</text:p><text:p text:style-name="Kommentartext">3. Welche Theorie hast du, wie du diese Frage (zumindest teilweise) beantworten könntest?<text:s/>(Basierend auf deinem theoretischen Hintergrund) z.B.: Gründe wieso sich jemand eingeschränkt fühlen kann: Strukturelle oder funktionielle Veränderungen im Hirn, Fatigue, schlechter Schlaf, Depression, Anxiety… Gründe wieso das in Tests nicht auffällt: Einschränkungen zu gering, zu fluktuierend, vorheriges Niveau war sehr hoch ist uns aber unbekannt, psychosomatisch…</text:p><text:p text:style-name="Kommentartext">4. Was würdest du erwarten, wenn deine Theorie stimmt? (= Hypthose) z.B.: Die Gruppe die sich eingeschränkt fühlt, schneidet in den Tests schlechter ab als die Gruppe, die sich nicht eingeschränkt fühlt und es zeigt sich eine abweichende Aktivität im EEG<text:s/></text:p><text:p text:style-name="Kommentartext">5. Was guckst du dir explorativ an (z.B.:<text:s/><text:line-break/><text:line-break/>Die Begriffe SCD und SCI sind dafür vielleicht erstmal noch gar nicht so wichtig, da deine Fragestellung sich nicht unbedingt darauf bezieht, ob die Versuchspersonen SCD oder SCI haben.<text:bookmark-end text:name="_Hlk192501238"/><text:line-break/></text:p></office:annotation>Several studies on subjective cognitive decline (SCD) do not differentiate between the terms<text:s/></text:span><text:span text:style-name="T97">impairment</text:span><text:span text:style-name="T98"><text:s/>(subjective cognitive impairment, SCI) and<text:s/></text:span><text:span text:style-name="T99">decline</text:span><text:span text:style-name="T100">. However, the</text:span><text:span text:style-name="T101"><text:s/>term<text:s/></text:span><text:span text:style-name="T102">impairment</text:span><text:span text:style-name="T103"><text:s/>does not inherently indicate a temporal course of subjective cognitive change, as it can be of a chronic and stable nature and therefore requires an additional definition of onset. In contrast, the term<text:s/></text:span><text:span text:style-name="T104">decline</text:span><text:span text:style-name="T105"><text:s/>already includes the fact th</text:span><text:span text:style-name="T106">at an onset has occurred (Jessen et al. 2014). As this study focuses on cognitive difficulties in patients following infection with the SARS-CoV-2 virus, the term<text:s/></text:span><text:span text:style-name="T107">decline<text:s/></text:span><text:span text:style-name="T108">is more appropriate and will therefore be used throughout this thesis to ensure clari</text:span><text:span text:style-name="T109">ty and avoid confusion</text:span><text:span text:style-name="CommentReference"><office:annotation-end office:name="8"/></text:span><text:span text:style-name="Kommentarzeichen"><office:annotation-end office:name="9"/></text:span><text:span text:style-name="T110">.<text:s/></text:span></text:p>
      <text:p text:style-name="P111"><text:span text:style-name="T112">Subjective cognitive decline (SCD) describes self-reported cognitive difficulties despite normal performance on standardized cognitive tests (Jessen et al., 2014; Perez, Duque, Hidalgo &amp; Salvador, 2024). The term SCD was first in</text:span><text:span text:style-name="T113">troduced by researchers and clinicians in the field of AD in 2012 and has since been widely accepted (Jessen et al., 2014).<text:s/></text:span></text:p>
      <text:soft-page-break/>
      <text:p text:style-name="P114"><text:span text:style-name="T115">To meet the diagnostic criteria for SCD, two conditions must be present (Jessen et al., 2014): (1) A self-perceived, persistent dec</text:span><text:span text:style-name="T116">line in cognitive capacity across various cognitive domains, compared to a previously normal status, which is not attributable to an acute event, and (2) normal performance on standardized cognitive tests used to classify mild cognitive impairment (MCI) or</text:span><text:span text:style-name="T117"><text:s/>prodromal AD, adjusted for age, gender, and educational level. Additionally, several exclusion criteria must be considered when diagnosing SCD. Exclusion criteria are MCI, prodromal AD or dementia. Furthermore, cognitive complaints that can be explained b</text:span><text:span text:style-name="T118">y psychiatric or neurological disorders (other than AD), medical condition, medication, or substance use do not qualify for an SCD diagnosis (Jessen et al., 2014).<text:s/></text:span></text:p>
      <text:p text:style-name="P119"><text:span text:style-name="T120">As the aging population grows, the prevalence of individuals experiencing SCD continues to<text:s/></text:span><text:span text:style-name="T121">rise (Perez et al., 2024). Not only therefore has it gained increasing attention in recent years, but also due to its potential role as a preclinical marker of cognitive impairment, particularly in the context of neurodegenerative diseases such as Alzheime</text:span><text:span text:style-name="T122">r’s disease (AD) (Jessen et al., 2014). A meta-analysis of longitudinal studies on SCD with a follow-up period of at least four years estimated that 27% of individuals with SCD progressed to MCI of 27 %, while 14% developed dementia (Mitchell et al., 2014)</text:span><text:span text:style-name="T123">.</text:span></text:p>
      <text:p text:style-name="P124"><text:span text:style-name="T125"><office:annotation office:name="10" xml:id="23321123"><dc:creator>Janka Hauffe</dc:creator><dc:date>2025-02-10T14:39:00</dc:date><meta:creator-initials>JH</meta:creator-initials><text:p text:style-name="P126"><text:span text:style-name="T127">In conclusion, individuals with SCD perform within normal ranges on neuropsychological tests, they exhibit varying trajectories, with some maintaining stable cognitive function (Sohrabi et al., 2019) while others face an increased risk of objective co</text:span><text:span text:style-name="T128">gnitive impairment, such as MCI, AD, dementia (L i et al., 2022; Numbers et al., 2023; Rivas-Fern´andez et al., 2023).</text:span></text:p></office:annotation>In</text:span><text:span text:style-name="CommentReference"><office:annotation-end office:name="10"/></text:span><text:span text:style-name="T129"><text:s/>conclusion, although individuals with SCD perform within normal ranges on neuropsychological tests, they face an increased risk of dev</text:span><text:span text:style-name="T130">eloping objective cognitive impairment, such as MCI and AD (L i et al., 2022; Numbers et al., 2023; Rivas-</text:span><text:span text:style-name="T131"><office:annotation office:name="11" xml:id="781465710"><dc:creator>Janka Hauffe</dc:creator><dc:date>2025-02-28T11:13:00</dc:date><meta:creator-initials>JH</meta:creator-initials><text:p text:style-name="P132"><text:span text:style-name="T133">.</text:span></text:p></office:annotation>Fern´andez<text:s/></text:span><text:span text:style-name="CommentReference"><office:annotation-end office:name="11"/></text:span><text:span text:style-name="T134">et al., 2023). Therefore, identifying early and reliable biomarkers for the detection of SCD is crucial for maintaining cognitive heal</text:span><text:span text:style-name="T135">th and delay or prevent its progression to AD (Abdulrab &amp; Heun, 2008).</text:span></text:p>
      <text:p text:style-name="P136"/>
      <text:p text:style-name="P137">Objective cognitive impairment</text:p>
      <text:p text:style-name="P138"><text:bookmark-start text:name="_Hlk189048451"/><text:span text:style-name="T139">Objective cognitive impairment (OCI) refers to measurable deficits in cognitive function that exceed normal age-related decline and can be observed in va</text:span><text:span text:style-name="T140">rious neurological disorders, with dementia being one of the most prevalent (Knopman &amp; Petersen, 2014). Among the different causes of dementia, AD is the most common and extensively studied (Kamatham, Shukla, Khatri &amp; Vora, 2024; Karantzoulis &amp; Galvin, 201</text:span><text:span text:style-name="T141">1). However, OCI is not exclusive to dementia. Many individuals exhibit measurable cognitive deficits that exceed normal aging but do not reach the severity required for a dementia diagnosis. Mild cognitive impairment (MCI) has been identified as an early<text:s/></text:span><text:span text:style-name="T142">but abnormal state of cognitive decline (Petersen, 2004), representing a transitional stage between normal brain aging and dementia (Petersen, 2016; Petersen et al., 2018; Robert &amp; Knopman, 2013). Noteworthy, not all patients with MCI<text:s/></text:span><text:soft-page-break/><text:span text:style-name="T143">progress to dementia</text:span><text:span text:style-name="T144"><text:s/></text:span><text:span text:style-name="T145">(Petersen, 2016). Nevertheless, MCI is associated with a high risk of conversion to dementia within a relatively short period (Bischkopf, Busse &amp; Angermeyer, 2002; Roberts &amp; Knopman, 2013), and has therefore become a significant global public health concer</text:span><text:span text:style-name="T146">n (Petersen et al., 2018; Roberts &amp; Knopman, 2013). The prevalence of MCI among individuals over 60 is estimated to be between 15% and 20% (Petersen, 2016).<text:s/></text:span></text:p>
      <text:p text:style-name="P147"><text:span text:style-name="T148"><office:annotation office:name="12" xml:id="1063848586"><dc:creator>Janka Hauffe</dc:creator><dc:date>2025-02-10T18:56:00</dc:date><meta:creator-initials>JH</meta:creator-initials><text:p text:style-name="P149"><text:span text:style-name="T150">Can I do that, eventhough it doesn‘t completely refers to the sentence before?</text:span></text:p></office:annotation>Of these individu</text:span><text:span text:style-name="T151">als<text:s/></text:span><text:span text:style-name="CommentReference"><office:annotation-end office:name="12"/></text:span><text:span text:style-name="T152">with MCI, 10-15% develop dementia annually, compared to a 1-2% annual developing rate among healthy controls (Petersen, Stevens, Ganguli &amp; Tangalos, 2001; Shah, Tangalos &amp; Petersen, 2000).</text:span></text:p>
      <text:p text:style-name="P153"><text:span text:style-name="T154"><text:tab/>The DSM-5 introduced Mild Neurocognitive Disorder (mild<text:s/></text:span><text:span text:style-name="T155">NCD) (as a predementia phase), which is conceptually similar to MCI (Petersen, 2016). The diagnostic criteria for NCD (and therefore also for MCI (Petersen, 2016)) are according to<text:s/></text:span><text:span text:style-name="T156"><office:annotation office:name="13" xml:id="810421002"><dc:creator>Janka Hauffe</dc:creator><dc:date>2025-02-10T19:11:00</dc:date><meta:creator-initials>JH</meta:creator-initials><text:p text:style-name="P157"><text:span text:style-name="T158">cite</text:span></text:p></office:annotation>the DSM-5</text:span><text:span text:style-name="CommentReference"><office:annotation-end office:name="13"/></text:span><text:span text:style-name="T159">: (1) A decline in cognitive abilities in one or more<text:s/></text:span><text:span text:style-name="T160">cognitive domains. This decline must be identified through a combination of subjective concerns and objective assessment,<text:s/></text:span><text:span text:style-name="T161"><office:annotation office:name="14" xml:id="1712858328"><dc:creator>Janka Hauffe</dc:creator><dc:date>2025-02-10T19:15:00</dc:date><meta:creator-initials>JH</meta:creator-initials><text:p text:style-name="P162"><text:span text:style-name="T163">Delete?</text:span></text:p></office:annotation>as they complement each other in the diagnostic process.<text:s/></text:span><text:span text:style-name="CommentReference"><office:annotation-end office:name="14"/></text:span><text:span text:style-name="T164">(2) Daily function remains preserved (also in MCI (Petersen, 2016)</text:span><text:span text:style-name="T165">) and (3) the cognitive impairment cannot be better explained through a psychological disease.<text:s/></text:span></text:p>
      <text:p text:style-name="P166"><text:span text:style-name="T167">However, MCI is not a homogeneous condition, as cognitive and functional severity varies widely among individuals meeting the diagnostic criteria (Roberts &amp;<text:s/></text:span><text:span text:style-name="T168"><office:annotation office:name="15" xml:id="1926443052"><dc:creator>Janka Hauffe</dc:creator><dc:date>2025-02-10T19:26:00</dc:date><meta:creator-initials>JH</meta:creator-initials><text:p text:style-name="P169"><text:span text:style-name="T170">This variability highlights the complexity of MCI as a clinical syndrome and underscores the importance of early and accurate assessment.<text:s/></text:span></text:p></office:annotation>Knopman, 2013</text:span><text:span text:style-name="T171"><office:annotation-end office:name="15"/></text:span><text:span text:style-name="T172">).</text:span><text:bookmark-end text:name="_Hlk189048451"/></text:p>
      <text:p text:style-name="P173"><text:span text:style-name="T174"><text:tab/>Research suggests a link between PCS and increased risk of MCI. Bohlken, Weber, Heller, Michalowsky<text:s/></text:span><text:span text:style-name="T175">&amp; Kostev (2022) found that patients diagnosed with COVID-19 had a significantly increased risk of MCI – referred to as mild cognitive disease (MCD) in their study – compared to those with other acute upper respiratory infections.<text:s/></text:span><text:span text:style-name="T176"><office:annotation office:name="17" xml:id="729359219"><dc:creator>Christian Neumann</dc:creator><dc:date>2025-03-10T08:38:00</dc:date><meta:creator-initials>CN</meta:creator-initials><text:p text:style-name="Kommentartext">Also bei 60% von den Leuten, die SCD haben, wurde dann eine NCD gefunden? Das schließt sich dann ja voneinander aus, weil laut deiner Definition oben SCD nur dann zutrifft, wenn die subjektiv empfundenen Einschränkungen nicht in Tests zu sehen sind? Genau deswegen würde ich mit<text:s/>dieser Definition aufpassen :D Im Endeffekt wurden die Teilnehmenden einfach nur gefragt „fühlen sich sich kognitiv Eingeschränkt?“ Ob da nun tatsächlich eine messbare Einschränkung ist, Wissen wir eben nicht. Deshalb versteife dich lieber nicht auf diese<text:s/>Begriffe mit SCD und MCI und so.<text:s/></text:p></office:annotation>Additionally, Schild et al. (2022) objectively confirmed NCD in around 60% of individuals with PCS with SCD in their study. This is why the context of MCI is<text:s/></text:span><text:span text:style-name="T177"><office:annotation office:name="16" xml:id="1108581838"><dc:creator>Janka Hauffe</dc:creator><dc:date>2025-02-28T13:31:00</dc:date><meta:creator-initials>JH</meta:creator-initials><text:p text:style-name="P178"><text:span text:style-name="T179">Therefore, discussing MCI in this context is essential to unde</text:span><text:span text:style-name="T180">rstanding PCS-related cognitive impairment<text:s/></text:span></text:p></office:annotation>discussed here</text:span><text:span text:style-name="CommentReference"><office:annotation-end office:name="16"/></text:span><text:span text:style-name="T181">.<text:s/></text:span><text:span text:style-name="Kommentarzeichen"><office:annotation-end office:name="17"/></text:span></text:p>
      <text:p text:style-name="P182"><text:span text:style-name="T183"><text:tab/>As described, SCD and MCI are distinct measures of cognitive difficulties, yet they are interconnected and can both be observed in patients with PCS. Since SCD can progress to MCI, and MCI can<text:s/></text:span><text:span text:style-name="T184">further advance to AD, identifying early and reliable biomarkers for both conditions is crucial for maintaining cognitive health and delaying or preventing disease progression (Abdulrab &amp; Heun, 2008). Given this clinical importance of detecting cognitive i</text:span><text:span text:style-name="T185">mpairment as early as possible, electroencephalography (EEG) has been proven to be a valuable tool for assessing both SCI (Rossini et al., 2007) and MCI/AD (Babiloni et al., 2011; Dierks, Frölich, Ihl &amp; Maurer, 1994; Jeong, 2024; Perez, Duque, Hidalgo &amp; Sa</text:span><text:span text:style-name="T186">lvador, 2024; Celesia et al., 1987, Rossini et al., 2007, Rossini, 2009, Yener et al., 2008, Yener et al., 2009).<text:s/></text:span><text:span text:style-name="T187"><office:annotation office:name="18" xml:id="1449385423"><dc:creator>Janka Hauffe</dc:creator><dc:date>2025-03-03T17:34:00</dc:date><meta:creator-initials>JH</meta:creator-initials><text:p text:style-name="P188"><text:span text:style-name="T189">Maybe this sentence here instead of in the nextv part</text:span></text:p></office:annotation>Babiloni et al. (2021) came to the conclusion, that EEG can serve as an supportive dia</text:span><text:span text:style-name="T190">gnostic<text:s/></text:span><text:soft-page-break/><text:span text:style-name="T191">tool for cognitive impairment, detecting brain dysfunction even before reaching pathological diagnostic criteria.</text:span><text:span text:style-name="CommentReference"><office:annotation-end office:name="18"/></text:span></text:p>
      <text:p text:style-name="P192"/>
      <text:p text:style-name="P193"><text:span text:style-name="T194">E</text:span><text:span text:style-name="T195"><office:annotation office:name="19" xml:id="268230818"><dc:creator>Janka Hauffe</dc:creator><dc:date>2025-02-23T09:40:00</dc:date><meta:creator-initials>JH</meta:creator-initials><text:p text:style-name="P196"><text:span text:style-name="T197">The results support the assumption that cognitive decline in dementia can be assessed by measuring the electrical activity of th</text:span><text:span text:style-name="T198">e brain (Dierks, Frölich, Ihl &amp; Maurer, 1994).</text:span></text:p></office:annotation>EG</text:span><text:span text:style-name="CommentReference"><office:annotation-end office:name="19"/></text:span><text:span text:style-name="T199"><text:s/>as a Tool to assess cognitive impairment</text:span></text:p>
      <text:p text:style-name="P200"><text:span text:style-name="T201">EEG is a neurophysiological technique that records brain electrical activity via scalp electrodes (Babiloni et al., 2011; Babiloni et al., 2016), providing a direct,</text:span><text:span text:style-name="T202"><text:s/>real-time view of human brain function in physiological and pathological conditions (Berger, 1929; Liu et al., 2024).<text:s/></text:span></text:p>
      <text:p text:style-name="P203"><text:span text:style-name="T204"><text:tab/>The human brain consists of approximately 100 billion neurons, forming intricate synaptic networks that support cognitive<text:s/></text:span><text:span text:style-name="T205"><office:annotation office:name="20" xml:id="1329603482"><dc:creator>Janka Hauffe</dc:creator><dc:date>2025-02-12T08:41:00</dc:date><meta:creator-initials>JH</meta:creator-initials><text:p text:style-name="P206"><text:span text:style-name="T207">Functionin</text:span><text:span text:style-name="T208">g?</text:span></text:p></office:annotation>function</text:span><text:span text:style-name="CommentReference"><office:annotation-end office:name="20"/></text:span><text:span text:style-name="T209"><text:s/>(Babiloni et al., 2016). As the brain ages, these synaptic networks weaken due to synaptic pruning, neuronal apoptosis, and the loss of cortico-cortical connections, leading to a decline in cognitive function (D'Amelio and Rossini, 2012). Patho</text:span><text:span text:style-name="T210">logical processes can accelerate this process of brain aging (Babiloni et al., 2016). EEG allows the analysis of cortico-cortical connectivity and neuronal synchronization of firing, and coherence of brain rhythmic oscillations at various frequencies, prov</text:span><text:span text:style-name="T211">iding insights <text:s/>into<text:s/></text:span><text:span text:style-name="T212"><office:annotation office:name="21" xml:id="2061970312"><dc:creator>Janka Hauffe</dc:creator><dc:date>2025-02-12T09:30:00</dc:date><meta:creator-initials>JH</meta:creator-initials><text:p text:style-name="P213"><text:span text:style-name="T214">Is that true?</text:span></text:p></office:annotation>the functional alterations<text:s/></text:span><text:span text:style-name="CommentReference"><office:annotation-end office:name="21"/></text:span><text:span text:style-name="T215">associated with synaptic network weakening and cognitive decline (Babiloni et al., 2011; Nunez et al., 2001).</text:span></text:p>
      <text:p text:style-name="P216"><text:span text:style-name="T217">The value of EEG in studying cognitive impairment has been recognized for<text:s/></text:span><text:span text:style-name="T218">decades. Hans Berger introduced EEG in humans in 1924 and was the first to observe pathological EEG patterns in a verified AD patient (Berger, 1931; Berger, 1932; Jeong, 2004), laying the foundation for numerous studies on EEG in AD (Jeong, 2004) and other</text:span><text:span text:style-name="T219"><text:s/>neurodegenerative disorders (cite).</text:span><text:span text:style-name="T220"><text:s/></text:span></text:p>
      <text:p text:style-name="P221"><text:span text:style-name="T222">Several studies have found a strong correlation between the degree of EEG abnormality and cognitive impairment (Brenner et al., 1988; Erkinjuntti et al., 1988; Johannesson et al., 1979; Kaszniak et al., 1979;<text:s/></text:span><text:span text:style-name="T223">Liddle, 1958; Merskey et al., 1980; Obrist et al., 1962; Rae-Grant et al., 1987; Roberts et al., 1978; Soininen et al., 1982; Wiener and Schuster, 1956). Babiloni et al. (2021) came to the conclusion, that EEG can serve as an supportive diagnostic tool for</text:span><text:span text:style-name="T224"><text:s/>cognitive impairment, detecting brain dysfunction even before reaching pathological diagnostic criteria. Quantitative EEG (qEEG) and event-related potentials (ERPs) have been explored as potential clinical markers for detecting early stages of AD<text:s/></text:span><text:span text:style-name="T225"><office:annotation office:name="22" xml:id="1252881188"><dc:creator>Janka Hauffe</dc:creator><dc:date>2025-02-11T18:18:00</dc:date><meta:creator-initials>JH</meta:creator-initials><text:p text:style-name="P226"><text:span text:style-name="T227">Delet</text:span><text:span text:style-name="T228">e?</text:span></text:p></office:annotation>and monitoring disease progression<text:s/></text:span><text:span text:style-name="CommentReference"><office:annotation-end office:name="22"/></text:span><text:span text:style-name="T229">(Celesia et al., 1987, Rossini et al., 2007, Rossini, 2009, Yener et al., 2008, Yener et al., 2009).<text:s/></text:span></text:p>
      <text:p text:style-name="P230"><text:span text:style-name="T231"><office:annotation office:name="23" xml:id="1303051402"><dc:creator>Janka Hauffe</dc:creator><dc:date>2025-02-11T18:53:00</dc:date><meta:creator-initials>JH</meta:creator-initials><text:p text:style-name="P232"><text:span text:style-name="T233">Or should I first mention all the advantages of neuroimaging, then say that and then the advantages of EEG compar</text:span><text:span text:style-name="T234">ed to MRI etc. ?</text:span></text:p></office:annotation><office:annotation office:name="25" xml:id="1971612654"><dc:creator>Janka Hauffe</dc:creator><dc:date>2025-03-03T17:34:00</dc:date><meta:creator-initials>JH</meta:creator-initials><text:p text:style-name="P235"><text:span text:style-name="T236">Delete?</text:span></text:p></office:annotation>Beginning in 1970, the clinical use of EEG<text:s/></text:span><text:span text:style-name="CommentReference"><office:annotation-end office:name="23"/></text:span><text:span text:style-name="T237">for diagnosing abnormal brain aging progressively supplanted as more advanced<text:s/></text:span><text:span text:style-name="T238"><office:annotation office:name="24" xml:id="63821536"><dc:creator>Janka Hauffe</dc:creator><dc:date>2025-02-11T18:56:00</dc:date><meta:creator-initials>JH</meta:creator-initials><text:p text:style-name="P239"><text:span text:style-name="T240">Other word as EEG is not a neuroimaging technique</text:span></text:p></office:annotation>neuroimaging techniques<text:s/></text:span><text:span text:style-name="CommentReference"><office:annotation-end office:name="24"/></text:span><text:span text:style-name="T241">became available<text:s/></text:span><text:soft-page-break/><text:span text:style-name="T242">(Babiloni et a</text:span><text:span text:style-name="T243">l., 2011).<text:s/></text:span><text:span text:style-name="CommentReference"><office:annotation-end office:name="25"/></text:span><text:span text:style-name="T244">Despite this (shift/transition)</text:span><text:span text:style-name="T245">,<text:s/></text:span><text:span text:style-name="T246">EEG remains a valuable and widely used tool in scientific research and (some) clinical settings due to its unique advantages over other neuroimaging techniques. EEG is a direct, non-invasive, safe, cost-effectiv</text:span><text:span text:style-name="T247">e and<text:s/></text:span><text:span text:style-name="T248"><office:annotation office:name="26" xml:id="1214374927"><dc:creator>Janka Hauffe</dc:creator><dc:date>2025-02-11T18:23:00</dc:date><meta:creator-initials>JH</meta:creator-initials><text:p text:style-name="P249"><text:span text:style-name="T250">Delete here?</text:span></text:p></office:annotation>portable</text:span><text:span text:style-name="CommentReference"><office:annotation-end office:name="26"/></text:span><text:span text:style-name="T251"><text:s/>method, making it a simple and convenient tool for assessing brain function (Babiloni et al., 2016; Babiloni et al., 2021; Biasiucci, Franceschiello &amp; Murray, 2019; Meghdadi et al., 2021;<text:s/></text:span><text:span text:style-name="T252">Neo, Foti, Keehn &amp; Kelleher, 2023;<text:s/></text:span><text:span text:style-name="T253">Ro</text:span><text:span text:style-name="T254">ssini et al., 2019). Furthermore, EEG offers high temporal resolution (Meghdadi et al., 2021; Rossini et al., 2004; Rossini et al., 2019) (time resolution of ≤ 1 ms),<text:s/></text:span><text:span text:style-name="T255"><office:annotation office:name="27" xml:id="1560973093"><dc:creator>Janka Hauffe</dc:creator><dc:date>2025-02-12T08:09:00</dc:date><meta:creator-initials>JH</meta:creator-initials><text:p text:style-name="P256"><text:span text:style-name="T257">rewrite</text:span></text:p></office:annotation>enabling it to provide neurophysiological data that cannot be obtained from oth</text:span><text:span text:style-name="T258">er neuroimaging techniques (</text:span><text:span text:style-name="CommentReference"><office:annotation-end office:name="27"/></text:span><text:span text:style-name="T259">Biasiucci et al., 2019).<text:s/></text:span></text:p>
      <text:p text:style-name="P260">Another advantage is its repeatability – EEG markers remain largely unaffected by meta-learning relative to task progression, allowing for repeated assessments throughout disease progression (Babiloni<text:s/>et al., 2016).<text:s/></text:p>
      <text:p text:style-name="P261"><text:span text:style-name="T262">Additionally,<text:s/></text:span><text:span text:style-name="T263"><office:annotation office:name="28" xml:id="382000587"><dc:creator>Janka Hauffe</dc:creator><dc:date>2025-02-23T10:50:00</dc:date><meta:creator-initials>JH</meta:creator-initials><text:p text:style-name="P264"><text:span text:style-name="T265">Double information</text:span></text:p></office:annotation>EEG’s portability<text:s/></text:span><text:span text:style-name="CommentReference"><office:annotation-end office:name="28"/></text:span><text:span text:style-name="T266">enables recordings to be performed in various settings and individuals such as vulnerable elderly or those with advanced disease who may struggle with MRI procedures (Babiloni et al., 20</text:span><text:span text:style-name="T267">16). Unlike MRI, EEG can be recorded while patients are seated or lying comfortably, making it a practical option for longitudinal monitoring of cognitive decline. Finally, EEG rhythms can be recorded in highly comparable experimental conditions in healthy</text:span><text:span text:style-name="T268"><text:s/></text:span><text:span text:style-name="T269"><office:annotation office:name="29" xml:id="572081589"><dc:creator>Janka Hauffe</dc:creator><dc:date>2025-03-03T17:36:00</dc:date><meta:creator-initials>JH</meta:creator-initials><text:p text:style-name="P270"><text:span text:style-name="T271">Add PCI patients</text:span></text:p></office:annotation>subject,<text:s/></text:span><text:span text:style-name="CommentReference"><office:annotation-end office:name="29"/></text:span><text:span text:style-name="T272">subjects with SCD, subjects with MCI and subjects with more progressed disease such as AD (Rossini et al., 2007).</text:span></text:p>
      <text:p text:style-name="P273"><text:span text:style-name="T274"><office:annotation office:name="30" xml:id="1233749048"><dc:creator>Janka Hauffe</dc:creator><dc:date>2025-02-12T12:36:00</dc:date><meta:creator-initials>JH</meta:creator-initials><text:p text:style-name="P275"><text:span text:style-name="T276">Methods or here?</text:span></text:p></office:annotation>This study<text:s/></text:span><text:span text:style-name="CommentReference"><office:annotation-end office:name="30"/></text:span><text:span text:style-name="T277">will focus on analyzing resting state EEG (rsEEG)<text:s/></text:span><text:span text:style-name="T278"><office:annotation office:name="31" xml:id="997436900"><dc:creator>Janka Hauffe</dc:creator><dc:date>2025-03-03T17:37:00</dc:date><meta:creator-initials>JH</meta:creator-initials><text:p text:style-name="P279"><text:span text:style-name="T280">Delete?</text:span></text:p></office:annotation>as an<text:s/></text:span><text:span text:style-name="T281">important approach within qEEG methodologies</text:span><text:span text:style-name="CommentReference"><office:annotation-end office:name="31"/></text:span><text:span text:style-name="T282">, as it is a promising tool for measuring quantifying brain neurophysiological dysfunction (Babiloni et al., 2011; Babiloni et al., 2016; Perez, Duque, Hidalgo &amp; Salvador, 2024). Unlike the measuring of ERPs, rs</text:span><text:span text:style-name="T283">EEG captures spontaneous brain activity independently of cognitive tasks or stimuli<text:s/></text:span><text:span text:style-name="T284">(</text:span><text:span text:style-name="T285">Babiloni et al., 2016; Babiloni et al., 2021;<text:s/></text:span><text:span text:style-name="T286">Mantini, Perrucci, Del Gratta, Romani &amp; Corbetta, 2007;<text:s/></text:span><text:span text:style-name="T287">Perez et al., 2024</text:span><text:span text:style-name="T288">),<text:s/></text:span><text:span text:style-name="T289">making it resilient to factors such as fatigue,<text:s/></text:span><text:span text:style-name="T290">movement, anxiety, or<text:s/></text:span><text:span text:style-name="T291"><office:annotation office:name="32" xml:id="1070942682"><dc:creator>Janka Hauffe</dc:creator><dc:date>2025-02-23T10:51:00</dc:date><meta:creator-initials>JH</meta:creator-initials><text:p text:style-name="P292"><text:span text:style-name="T293">Maybe delete meta-learning from the part before</text:span></text:p></office:annotation>meta-learning<text:s/></text:span><text:span text:style-name="CommentReference"><office:annotation-end office:name="32"/></text:span><text:span text:style-name="T294">(Babiloni et al., 2016; Babiloni et al., 2021; Perez et al., 2024).</text:span></text:p>
      <text:p text:style-name="P295"><text:bookmark-start text:name="_Hlk192505623"/><text:span text:style-name="T296"><office:annotation office:name="33" xml:id="804901395"><dc:creator>Janka Hauffe</dc:creator><dc:date>2025-03-03T17:38:00</dc:date><meta:creator-initials>JH</meta:creator-initials><text:p text:style-name="P297"><text:span text:style-name="T298">Here or methods?</text:span></text:p></office:annotation><office:annotation office:name="34" xml:id="729369189"><dc:creator>Christian Neumann</dc:creator><dc:date>2025-03-10T11:24:00</dc:date><meta:creator-initials>CN</meta:creator-initials><text:p text:style-name="Kommentartext">Methods</text:p><text:p text:style-name="Kommentartext"/></office:annotation>RsEEG is typically recorded from subjects during brief periods<text:s/></text:span><text:span text:style-name="T299">under both eyes-open and eyes-closed conditions (Perez et al., 2024). Since the eyes-closed condition represents a simple, standardized procedure (Babiloni et al., 2016), it is the most commonly used (Babiloni et al., 2022) and will therefore be analyzed i</text:span><text:span text:style-name="T300">n this study to ensure comparability</text:span><text:span text:style-name="CommentReference"><office:annotation-end office:name="33"/></text:span><text:span text:style-name="Kommentarzeichen"><office:annotation-end office:name="34"/></text:span><text:span text:style-name="T301">.<text:s/></text:span></text:p>
      <text:p text:style-name="P302"><text:bookmark-end text:name="_Hlk192505623"/></text:p>
      <text:p text:style-name="P303"><text:bookmark-start text:name="_Hlk191200662"/><text:span text:style-name="T304">Now about frequency bands in general before looking at abnormalities in frequeny bands in MCI and covid patients</text:span></text:p>
      <text:p text:style-name="P305"/>
      <text:p text:style-name="P306"><text:span text:style-name="T307">EEG signals are commonly categorized into five distinct frequency bands: Delta (1-4 Hz), theta (4-8<text:s/></text:span><text:span text:style-name="T308">Hz), alpha (8-13 Hz), beta (13-30 Hz), and gamma (&gt;30 Hz) (Babiloni et al., 2011; Babiloni et al., 2016). These frequency bands provide specific physiological insights into the brain’s functional state during sleep and wake periods (Babiloni et al., 2011;<text:s/></text:span><text:span text:style-name="T309">Nunez et al., 1999). However, there is no universal consensus on their exact frequency ranges, as definitions vary across studies. While Babiloni et al. (2016) define the delta band as 1-4 Hz and the beta band as 13-30 Hz, this study will consider delta as</text:span><text:span text:style-name="T310"><text:s/>0.5-3 Hz (Bachman &amp; Bernat, 2018; Gunasekaran, Azizi, Van Wassenhove &amp; Herbst, 2023; Uchida, Maloney &amp; Feinberg, 1992) and beta as 14-30 Hz (Brovelli, Ding, Ledberg, Chen, Nakamura &amp; Bressler; 2004; Liang, Zhang, Liu, Lou, Liu &amp; Wang, 2020; Pesonen, Hämäl</text:span><text:span text:style-name="T311">äinen &amp; Krause, 2007; Poppelaars, Harrewijn, Westenberg &amp; Van der Molen, 2018; Tzagarakis, West &amp; Pellizzer, 2015).</text:span></text:p>
      <text:p text:style-name="P312"><text:span text:style-name="T313">Delta frequency is typically absent during wakefulness in healthy adults and is primarily associated with deep sleep (</text:span><text:span text:style-name="T314"><office:annotation office:name="35" xml:id="1779861254"><dc:creator>Janka Hauffe</dc:creator><dc:date>2025-02-26T09:54:00</dc:date><meta:creator-initials>JH</meta:creator-initials><text:p text:style-name="P315"><text:span text:style-name="T316">Is it enough if I o</text:span><text:span text:style-name="T317">nly mention Attar, 2022 at the end of the paragraph?</text:span></text:p></office:annotation><office:annotation office:name="36" xml:id="729363106"><dc:creator>Christian Neumann</dc:creator><dc:date>2025-03-10T09:42:00</dc:date><meta:creator-initials>CN</meta:creator-initials><text:p text:style-name="Kommentartext">Du könntest einen einleitenden Satz schreiben nach dem Motto „Attar (2022) defined the frequency band as follows:“<text:s/></text:p></office:annotation>Attar, 2022</text:span><text:span text:style-name="CommentReference"><office:annotation-end office:name="35"/></text:span><text:span text:style-name="Kommentarzeichen"><office:annotation-end office:name="36"/></text:span><text:span text:style-name="T318">). Theta frequency is associated with the transition between<text:s/></text:span><text:span text:style-name="T319">wakefulness and sleep (Attar, 2022). Alpha frequency is characteristic of relaxed wakefulness (Attar, 2022). And</text:span><text:span text:style-name="T320"><text:s/>b</text:span><text:span text:style-name="T321">eta frequency (14-30 Hz) is typically present when individuals are awake and mentally or physically active, or under psy</text:span><text:span text:style-name="T322"><office:annotation office:name="37" xml:id="10195777"><dc:creator>Janka Hauffe</dc:creator><dc:date>2025-02-26T09:56:00</dc:date><meta:creator-initials>JH</meta:creator-initials><text:p text:style-name="P323"><text:span text:style-name="T324">Maybe also mention<text:s/></text:span><text:span text:style-name="T325">Gamma?</text:span></text:p></office:annotation>chologi</text:span><text:span text:style-name="CommentReference"><office:annotation-end office:name="37"/></text:span><text:span text:style-name="T326">cal stress (Attar, 2022).</text:span></text:p>
      <text:p text:style-name="P327"><text:span text:style-name="T328">During normal aging, eyes-closed rsEEG rhythms undergo gradual changes,<text:s/></text:span><text:span text:style-name="T329"><office:annotation office:name="38" xml:id="1409371539"><dc:creator>Janka Hauffe</dc:creator><dc:date>2025-02-26T10:01:00</dc:date><meta:creator-initials>JH</meta:creator-initials><text:p text:style-name="P330"><text:span text:style-name="T331">Yes?</text:span></text:p></office:annotation>including a shift in power distribution across frequency bands<text:s/></text:span><text:span text:style-name="CommentReference"><office:annotation-end office:name="38"/></text:span><text:span text:style-name="T332">(Babiloni et al., 2011; Babiloni et al., 2016; Babiloni et al., 2006; Bar</text:span><text:span text:style-name="T333">ry &amp; De Blasio, 2017; Liu et at., 2024). However, in pathological aging, such as AD, these alterations become more pronounced and disruptive (Claus et al., 2000; Lejko et al., 2020; Liu et at., 2024).</text:span></text:p>
      <text:p text:style-name="P334"><text:span text:style-name="T335">A key feature of pathological aging is EEG slowing, whi</text:span><text:span text:style-name="T336">ch has been linked to cognitive impairment, where greater slowing is associated with worse impairment (</text:span><text:span text:style-name="T337">D’Atri et al., 2021;<text:s/></text:span><text:span text:style-name="T338">Farina et al., 2020; Finnigan &amp; Robertson, 2011; Lejko et al., 2020</text:span><text:span text:style-name="T339">)</text:span><text:span text:style-name="T340">. This slowing is characterized by increased power in low-freque</text:span><text:span text:style-name="T341">ncy band (</text:span><text:span text:style-name="T342">delta,</text:span><text:span text:style-name="T343"><text:s/>theta) and reduced power in high-frequency band (alpha, beta) (Farina et al., 2020; Lejko et al., 2020; Liu et al., 2024).</text:span></text:p>
      <text:p text:style-name="P344"><text:span text:style-name="T345">In AD, these EEG alterations are well-documented, with a consistent pattern of increased delta and theta po</text:span><text:span text:style-name="T346">wer alongside reduced alpha and beta power compared to healthy older adults (Babiloni et al., 2011;<text:s/></text:span><text:span text:style-name="T347">C</text:span><text:span text:style-name="T348">laus et al., 2000;<text:s/></text:span><text:span text:style-name="T349">D’Atri et al., 2021;</text:span><text:span text:style-name="T350"><text:s/>Dringenberg, 2000; Elmståhl, Ros</text:span><text:span text:style-name="T351"><office:annotation office:name="39" xml:id="585807403"><dc:creator>Janka Hauffe</dc:creator><dc:date>2025-01-08T17:43:00</dc:date><meta:creator-initials>JH</meta:creator-initials><text:p text:style-name="P352"><text:span text:style-name="T353">akzent</text:span></text:p></office:annotation>e</text:span><text:span text:style-name="T354"><office:annotation-end office:name="39"/></text:span><text:span text:style-name="T355">n &amp; Gullberg, 1994; Farina et al., 2020; Fröhlich et al., 2021;<text:s/></text:span><text:span text:style-name="T356">Hogan, Swanwick, Kaiser, Rowan &amp; Lawlor, 2003; Jelic, Shigeta, Julin, Almkvist, Winblad &amp;<text:s/></text:span><text:soft-page-break/><text:span text:style-name="T357">Wahlund, 1996; Jeong, 2004; Lejko et al., 2020; Musaeus et al., 2018; Özbek, Fide &amp; Yener, 2021; Wada, Nanbu, Jiang, Koshino, Yamaguchi &amp; Hashimoto, 1997).</text:span></text:p>
      <text:p text:style-name="P358"><text:span text:style-name="T359">However, f</text:span><text:span text:style-name="T360">indings in MCI<text:s/></text:span><text:span text:style-name="T361"><office:annotation office:name="40" xml:id="1807921254"><dc:creator>Janka Hauffe</dc:creator><dc:date>2025-02-26T11:21:00</dc:date><meta:creator-initials>JH</meta:creator-initials><text:p text:style-name="P362"><text:span text:style-name="T363">Here?</text:span></text:p></office:annotation>and SCD<text:s/></text:span><text:span text:style-name="CommentReference"><office:annotation-end office:name="40"/></text:span><text:span text:style-name="T364">remain less consistent (Fröhlich et al., 2021). While some studies report EEG slowing similar to that seen in AD, albeit to a lesser extent, others show greater variability in frequency band alterations (Fröhlich et al., 202</text:span><text:span text:style-name="T365">1;<text:s/></text:span></text:p>
      <text:p text:style-name="P366"/>
      <text:p text:style-name="P367"><text:span text:style-name="T368">Notably,<text:s/></text:span><text:span text:style-name="T369">theta</text:span><text:span text:style-name="T370"><text:s/>and gamma bands are recognized for their involvement in memory (Klimesch, 1999; Nyhus &amp; Curran, 2010), whereas<text:s/></text:span><text:span text:style-name="T371">delta</text:span><text:span text:style-name="T372"><text:s/>bands play a role in maintaining focused attention (Harmony, 2013). The<text:s/></text:span><text:span text:style-name="T373">alpha</text:span><text:span text:style-name="T374"><text:s/>band has been associated with<text:s/></text:span><text:span text:style-name="T375">attention and memory processes (Klimesch, 1999, 2012). Although the role of<text:s/></text:span><text:span text:style-name="T376">beta</text:span><text:span text:style-name="T377"><text:s/>oscillations in the cognitive process has been explored less, some evidence suggests that they are related to the state of attention (Güntekin et al., 2013).<text:s/></text:span></text:p>
      <text:p text:style-name="P378"/>
      <text:p text:style-name="P379">Given the inconsistencies in EEG alterations in MCI (and SCD), this study focuses on delta and beta frequency bands, as …. (something about MCI/cognitive impairment, maybe also PCS, fatigue).<text:s/></text:p>
      <text:p text:style-name="P380"><text:span text:style-name="T381">In this study delta and beta frequency bands are primarly<text:s/></text:span><text:span text:style-name="T382"><office:annotation office:name="41" xml:id="305870180"><dc:creator>Janka Hauffe</dc:creator><dc:date>2025-03-03T17:41:00</dc:date><meta:creator-initials>JH</meta:creator-initials><text:p text:style-name="P383"><text:span text:style-name="T384">Why?</text:span></text:p></office:annotation><office:annotation office:name="42" xml:id="729364012"><dc:creator>Christian Neumann</dc:creator><dc:date>2025-03-10T09:58:00</dc:date><meta:creator-initials>CN</meta:creator-initials><text:p text:style-name="Kommentartext">Gute Frage, basierend auf deinem theoretischen Hintergrund gibt es wohl keinen Grund sich nicht alle 4 Frequenzbänder anzugucken :D<text:line-break/>Aber zum aktuellen Zeitpunkt fehlt auch noch die Begründung, wieso du die das resting state anguckst… Das kommt jetzt im nächsten Abschnitt, aber denk auch hier nochmal über roten Faden und Struktur nach<text:s/></text:p></office:annotation>considered, since<text:s/></text:span><text:span text:style-name="CommentReference"><office:annotation-end office:name="41"/></text:span><text:span text:style-name="Kommentarzeichen"><office:annotation-end office:name="42"/></text:span><text:span text:style-name="T385">….</text:span></text:p>
      <text:p text:style-name="P386"><text:span text:style-name="T387"><text:line-break/></text:span><text:span text:style-name="T388">Delta power in MCI</text:span></text:p>
      <text:p text:style-name="P389"><text:span text:style-name="T390">Findings on delta power in MCI remain inconsistent. Several studies have observed increased delta power (Adler, Bramesfeld &amp; Jajcevic, 1999; Ba</text:span><text:span text:style-name="T391">biloni et al., 2006; Babiloni et al., 2010; Farina et al., 2020; Jelic et al., 2020; Koenig et al., 2005; Moretti, Zanetti, Binetti &amp; Frisoni, 2012; Ya, Xun, Wei, Ting, Hong &amp; Yuan, 2015), while others found no significant differences between MCI and healt</text:span><text:span text:style-name="T392">hy individuals (Fröhlich et al., 2021; Jelic et al., 1996),<text:s/></text:span><text:span text:style-name="T393"><office:annotation office:name="43" xml:id="171759670"><dc:creator>Janka Hauffe</dc:creator><dc:date>2025-02-26T13:25:00</dc:date><meta:creator-initials>JH</meta:creator-initials><text:p text:style-name="P394"><text:span text:style-name="T395">And some</text:span></text:p></office:annotation>and yet others<text:s/></text:span><text:span text:style-name="CommentReference"><office:annotation-end office:name="43"/></text:span><text:span text:style-name="T396">reported a decrease in delta power during rsEEG (Kwak, 2006; Liddell et al., 2007). Additionally, Liddell et al. (2007) observed a significant positive correlation betwe</text:span><text:span text:style-name="T397">en<text:s/></text:span><text:span text:style-name="T398">delta</text:span><text:span text:style-name="T399"><text:s/>power and immediate memory recall in MCI, suggesting that<text:s/></text:span><text:span text:style-name="T400">delta</text:span><text:span text:style-name="T401"><text:s/>power may be linked to memory decline and could serve as a sensitive indicator of prodromal cognitive decline.<text:s/></text:span></text:p>
      <text:p text:style-name="P402"><text:span text:style-name="T403">These findings<text:s/></text:span><text:span text:style-name="T404"><office:annotation office:name="44" xml:id="542277714"><dc:creator>Janka Hauffe</dc:creator><dc:date>2025-03-03T17:43:00</dc:date><meta:creator-initials>JH</meta:creator-initials><text:p text:style-name="P405"><text:span text:style-name="T406">No idea<text:s/></text:span>😃</text:p></office:annotation>suggest that….<text:s/></text:span><text:span text:style-name="CommentReference"><office:annotation-end office:name="44"/></text:span></text:p>
      <text:p text:style-name="P407"><text:span text:style-name="T408">However, other<text:s/></text:span><text:span text:style-name="T409">studies have shown increased delta power in MCI patients compared to healthy controls, particularly in frontal and centroparietall regions (Adler, Bramesfeld &amp; Jajcevic, 1999; Moretti, Zanetti, Binetti &amp; Frisoni, 2012).</text:span></text:p>
      <text:soft-page-break/>
      <text:p text:style-name="P410"><text:span text:style-name="T411">In MCI, delta power alterations have</text:span><text:span text:style-name="T412"><text:s/>been obser</text:span><text:span text:style-name="T413">v</text:span><text:span text:style-name="T414">ed primarily in the frontal (</text:span><text:span text:style-name="T415">D’Atri et al., 2021)</text:span><text:span text:style-name="T416">, left temporo-parietal (Farina et al., 2020), and temporal-occipital regions (Jelic et al., 2020).</text:span><text:span text:style-name="T417"><text:s/></text:span></text:p>
      <text:p text:style-name="P418"/>
      <text:p text:style-name="P419">Beta power in MCI<text:bookmark-end text:name="_Hlk191200662"/></text:p>
      <text:p text:style-name="P420"><text:span text:style-name="T421">Finding on beta power in MCI are inconsistent. Several studies found no sig</text:span><text:span text:style-name="T422">nificant differences in beta power compared to healthy control (Babiloni et al., 2006; Fröhlich et al., 2021; Jelic et al., 1996; Kwak, 2006(?); Ya, Xun, Wei, Ting, Hong &amp; Yuan, 2015).<text:s/></text:span><text:span text:style-name="T423"><office:annotation office:name="45" xml:id="1777299725"><dc:creator>Janka Hauffe</dc:creator><dc:date>2025-03-03T17:43:00</dc:date><meta:creator-initials>JH</meta:creator-initials><text:p text:style-name="P424"><text:span text:style-name="T425">I use however quite alot</text:span></text:p></office:annotation>However</text:span><text:span text:style-name="CommentReference"><office:annotation-end office:name="45"/></text:span><text:span text:style-name="T426">, Jelic et al. (1996) noted a ten</text:span><text:span text:style-name="T427">dency toward higher beta values in frontal regions in individuals with objective memory disturbance, through this difference was not statistically significant. Conversely, other studies have reported a decrease in beta power (Babiloni et al., 2015; Jelic e</text:span><text:span text:style-name="T428">t al., 2020; Koenig et al., 2005), particularly in the temporal and occipital regions (Jelic et al., 2000). These findings<text:s/></text:span><text:span text:style-name="T429"><office:annotation office:name="46" xml:id="1043845960"><dc:creator>Janka Hauffe</dc:creator><dc:date>2025-03-03T17:43:00</dc:date><meta:creator-initials>JH</meta:creator-initials><text:p text:style-name="P430"><text:span text:style-name="T431">No idea<text:s/></text:span>😃</text:p></office:annotation>suggest that ….<text:s/></text:span><text:span text:style-name="CommentReference"><office:annotation-end office:name="46"/></text:span></text:p>
      <text:p text:style-name="P432"/>
      <text:p text:style-name="P433">Delta and beta power in SCD</text:p>
      <text:p text:style-name="P434"><text:span text:style-name="T435">Perez et al. (2024) reviewed studies on rsEEG frequency bands in SCD<text:s/></text:span><text:span text:style-name="T436">and<text:s/></text:span><text:span text:style-name="T437"><office:annotation office:name="47" xml:id="729139936"><dc:creator>Janka Hauffe</dc:creator><dc:date>2025-02-27T18:14:00</dc:date><meta:creator-initials>JH</meta:creator-initials><text:p text:style-name="P438"><text:span text:style-name="T439">Concluded?<text:s/></text:span></text:p></office:annotation>observed<text:s/></text:span><text:span text:style-name="CommentReference"><office:annotation-end office:name="47"/></text:span><text:span text:style-name="T440">that findings for the delta and beta bands were inconsistent across research. Of the nine studies included in the review, five did not find alterations in the rsEEG delta frequency band in individuals with SCD. The remaining fou</text:span><text:span text:style-name="T441">r reported an increase in delta power in individuals with SCD compared to healthy controls, as well as in individuals with MCI compared to those with SCD.<text:s/></text:span><text:span text:style-name="T442"><office:annotation office:name="48" xml:id="1084358557"><dc:creator>Janka Hauffe</dc:creator><dc:date>2025-02-28T07:53:00</dc:date><meta:creator-initials>JH</meta:creator-initials><text:p text:style-name="P443"><text:span text:style-name="T444">I have information still from the review… how to cite?</text:span></text:p></office:annotation><office:annotation office:name="49" xml:id="729364394"><dc:creator>Christian Neumann</dc:creator><dc:date>2025-03-10T10:04:00</dc:date><meta:creator-initials>CN</meta:creator-initials><text:p text:style-name="Kommentartext">Interessante Aussage!<text:s/><text:line-break/><text:line-break/>Am einfachsten wäre, wenn du das Paper einfach liest und es dann direkt zitierst.</text:p></office:annotation>Sibilano et al. (2023) identified the delta (and theta) bands as the most effective in distinguishing SCD from MCI</text:span><text:span text:style-name="CommentReference"><office:annotation-end office:name="48"/></text:span><text:span text:style-name="Kommentarzeichen"><office:annotation-end office:name="49"/></text:span><text:span text:style-name="T445">.<text:s/></text:span></text:p>
      <text:p text:style-name="P446"><text:span text:style-name="T447">Three studies reported<text:s/></text:span><text:span text:style-name="T448"><office:annotation office:name="50" xml:id="812865683"><dc:creator>Janka Hauffe</dc:creator><dc:date>2025-02-28T08:27:00</dc:date><meta:creator-initials>JH</meta:creator-initials><text:p text:style-name="P449">Delete?</text:p></office:annotation>notable</text:span><text:span text:style-name="CommentReference"><office:annotation-end office:name="50"/></text:span><text:span text:style-name="T450"><text:s/>changes in beta band activity.<text:s/></text:span><text:span text:style-name="T451">While two found increased beta activity in individuals with SCD compared to healthy controls, and in individuals with MCI compared to those with SCD, the third study observed a tendency toward decreased beta power in MCI compared to SCD.</text:span></text:p>
      <text:p text:style-name="P452"/>
      <text:p text:style-name="P453">The role of psychological factors in SCD</text:p>
      <text:p text:style-name="P454"><text:span text:style-name="T455"><office:annotation office:name="51" xml:id="729364581"><dc:creator>Christian Neumann</dc:creator><dc:date>2025-03-10T10:07:00</dc:date><meta:creator-initials>CN</meta:creator-initials><text:p text:style-name="Kommentartext">Auch spannend!</text:p></office:annotation>Subjective cognitive deficits in everyday situations are predicted more by elevated anxiety and fatigue levels than by objective cognitive performance (Zamarian et al., 2024).</text:span><text:span text:style-name="Kommentarzeichen"><office:annotation-end office:name="51"/></text:span></text:p>
      <text:p text:style-name="P456">This misalignment highlights the complexity of cognitive impairment and raises questions about the additional factors that may influence individuals’ perceptions of cognitive difficulties.<text:s/></text:p>
      <text:soft-page-break/>
      <text:p text:style-name="P457">Recent research has addressed these questions by examining how psychological symptoms influence SCD and<text:s/>OCI.</text:p>
      <text:p text:style-name="P458"><text:span text:style-name="T459">Zamarian et al. (2024) discovered that SCD in everyday situations can be better explained by elevated anxiety and fatigue levels than by objective cognitive performance. In addition to anxiety (Almeria, Cejudo, Sotoca, Deus &amp; Krupinski, 2020; Brück et</text:span><text:span text:style-name="T460"><text:s/>al., 2019; Costas-Carrera et al., 2022; Hill et al., 2016; Zamarian et al., 2024) and fatigue (Bland et al., 2024; Delgado-Alonso et al., 2023; Zamarian et al., 2024), sleep disturbances (Zamarian et al., 2024) and depressive symptoms (Almeria et al., 202</text:span><text:span text:style-name="T461">0; Brück et al., 2019; Costas-Carrera et al., 2022; Hill et al., 2016; Zamarian et al., 2024)<text:s/></text:span><text:span text:style-name="T462"><office:annotation office:name="52" xml:id="729364870"><dc:creator>Christian Neumann</dc:creator><dc:date>2025-03-10T10:12:00</dc:date><meta:creator-initials>CN</meta:creator-initials><text:p text:style-name="Kommentartext">Ich bin mir relativ sicher, dass Fatigue und Depression beide auch mit objektiver kognitiver Verschlechterung zusammenhängt und es dazu Studien gibt</text:p></office:annotation>have been f</text:span><text:span text:style-name="T463">ound to be associated with subjective but not objective cognitive decline/impairment<text:s/></text:span><text:span text:style-name="Kommentarzeichen"><office:annotation-end office:name="52"/></text:span><text:span text:style-name="T464">(Henneghan, Lewis, Gill &amp; Kesler, 2022). Conversely, objective cognitive function has been found to be more closely related to perceived stress (Bland et al., 2024).</text:span></text:p>
      <text:p text:style-name="P465"><text:span text:style-name="T466">Thes</text:span><text:span text:style-name="T467">e findings highlight the intricate and often discordant relationship between subjective and objective cognitive performance, as well as their complex interactions with psychological factors such as anxiety, fatigue, sleep disturbances, and depressive sympt</text:span><text:span text:style-name="T468">oms. This complexity is particularly relevant in the context of<text:s/></text:span><text:span text:style-name="T469">PCS, where many patients report persistent cognitive impairment despite normal objective cognitive test<text:s/></text:span><text:span text:style-name="T470"><office:annotation office:name="53" xml:id="1160022574"><dc:creator>Janka Hauffe</dc:creator><dc:date>2025-03-05T15:56:00</dc:date><meta:creator-initials>JH</meta:creator-initials><text:p text:style-name="P471"><text:span text:style-name="T472">Do I need to mention citation from earlier here again?</text:span></text:p></office:annotation><office:annotation office:name="54" xml:id="729365019"><dc:creator>Christian Neumann</dc:creator><dc:date>2025-03-10T10:14:00</dc:date><meta:creator-initials>CN</meta:creator-initials><text:p text:style-name="Kommentartext"><text:span text:style-name="T473">ja</text:span></text:p></office:annotation>results</text:span><text:span text:style-name="T474">.</text:span><text:span text:style-name="T475"><text:s/></text:span><text:span text:style-name="CommentReference"><office:annotation-end office:name="53"/></text:span><text:span text:style-name="Kommentarzeichen"><office:annotation-end office:name="54"/></text:span></text:p>
      <text:p text:style-name="P476"/>
      <text:p text:style-name="P477"><text:span text:style-name="T478">(</text:span><text:span text:style-name="T479"><office:annotation office:name="55" xml:id="502927262"><dc:creator>Janka Hauffe</dc:creator><dc:date>2025-03-05T16:24:00</dc:date><meta:creator-initials>JH</meta:creator-initials><text:p text:style-name="P480"><text:span text:style-name="T481">@article{tran2020influence, title={The influence of mental fatigue on brain activity: Evidence from a systematic review with meta-analyses}, author={Tran, Yvonne and Craig, Ashley and Craig, Rachel and Chai, Rifai and Nguyen, Hung}, journal={Psychophysiolo</text:span><text:span text:style-name="T482">gy}, volume={57}, number={5}, pages={e13554}, year={2020}, publisher={Wiley Online Library} }<text:s/></text:span></text:p></office:annotation>Fatigue</text:span><text:span text:style-name="CommentReference"><office:annotation-end office:name="55"/></text:span></text:p>
      <text:p text:style-name="P483"><text:span text:style-name="T484"><office:annotation office:name="56" xml:id="1522160963"><dc:creator>Janka Hauffe</dc:creator><dc:date>2025-03-05T15:41:00</dc:date><meta:creator-initials>JH</meta:creator-initials><text:p text:style-name="P485"><text:span text:style-name="T486">As mentioned above, subjective perceptions of cognitive performance can be influenced by fatigue. Therefore, a closer examination of fatigue will foll</text:span><text:span text:style-name="T487">ow to differentiate between the concepts of fatigue and subjective cognitive impairment.<text:s/></text:span></text:p></office:annotation><office:annotation office:name="57" xml:id="2143856243"><dc:creator>Janka Hauffe</dc:creator><dc:date>2025-03-05T15:41:00</dc:date><meta:creator-initials>JH</meta:creator-initials><text:p text:style-name="P488"><text:span text:style-name="T489">Do I need to write something about fatigue? Feel like it‘s getting way to long and there is not that much literature on delta and beta on fatigue in restingstate</text:span></text:p></office:annotation><office:annotation office:name="58" xml:id="729365073"><dc:creator>Christian Neumann</dc:creator><dc:date>2025-03-10T10:15:00</dc:date><meta:creator-initials>CN</meta:creator-initials><text:p text:style-name="Kommentartext">Es ist auf jeden Fall gerade etwas zu lang alles, ich denke du kannst noch einiges kürzen, sobald du deinen roten Faden gefunden hast, wenn du dich dann nämlich besser spezifizieren kannst auf die Sachen, die für dich auch relevant sind. Wenn du dir resting state anguckst mit der theorie, dass die power sich unterscheidet zwischen Leuten mit schlechterer und besserer kognitiver Performance, dann wäre es schon gut wenn du ganz kurz einmal erwähnst, ob Veränderungen im EEG durch Fatigue, Müdigkeit oder Depression vielleicht Störvariablen sein könnten.<text:s/></text:p></office:annotation>Fatigue</text:span><text:span text:style-name="CommentReference"><office:annotation-end office:name="56"/></text:span><text:span text:style-name="CommentReference"><office:annotation-end office:name="57"/></text:span><text:span text:style-name="Kommentarzeichen"><office:annotation-end office:name="58"/></text:span><text:span text:style-name="T490">, alongside cognit</text:span><text:span text:style-name="T491"><office:annotation office:name="59" xml:id="91292338"><dc:creator>Janka Hauffe</dc:creator><dc:date>2025-03-05T16:11:00</dc:date><meta:creator-initials>JH</meta:creator-initials><text:p text:style-name="P492"><text:span text:style-name="T493">The impact of mental fatigue on brain</text:span></text:p><text:p text:style-name="P494">activity: a comparative study both in resting</text:p><text:p text:style-name="P495">state and task state using EEG<text:line-break/>Li et al., 22020</text:p></office:annotation>ive impairment</text:span><text:span text:style-name="CommentReference"><office:annotation-end office:name="59"/></text:span><text:span text:style-name="T496">, is the most commonly reported sym</text:span><text:span text:style-name="T497">ptom of PCS (WHO, 2021). )</text:span></text:p>
      <text:p text:style-name="P498"><text:tab/></text:p>
      <text:p text:style-name="P499"><text:span text:style-name="T500"><office:annotation office:name="60" xml:id="729365648"><dc:creator>Christian Neumann</dc:creator><dc:date>2025-03-10T10:25:00</dc:date><meta:creator-initials>CN</meta:creator-initials><text:p text:style-name="Kommentartext">Vielleicht brauchst du ja keinen eigenen Abschnitt für EEG in PCS sondern nutzt diese Befunde um innerhalb der Abschnitte für „EEG bei kognitiven Einschränkungen“ und „EEG bei Fatigue“ Input zu haben. Und da musst du dann auch überlegen ob und wie du differenzierst: Brain fog sind ja zum Beispiel definiert als kognitive Einschränkungen, die durch Fatigue ausgelöst werden. Gehört das eher zu Fatigue oder zu kognitiven Einschränkungen? Löst Brain Fog die gleichen Veränderungen<text:s/>im EEG aus wie andere kognitive Einschränkungen und Fatigue ohne brain fog verändert das EEG auf eine andere Weise? Weiß man dazu was?<text:s/></text:p></office:annotation>Why now EEG findings in PCS? Still missing a good transition here!</text:span><text:span text:style-name="Kommentarzeichen"><office:annotation-end office:name="60"/></text:span></text:p>
      <text:p text:style-name="P501"/>
      <text:p text:style-name="P502"><text:span text:style-name="T503">EEG findings in PCS patients.</text:span><text:bookmark-start text:name="_Hlk178302760"/><text:span text:style-name="T504"><text:s/></text:span><text:bookmark-start text:name="_Hlk178302865"/><text:bookmark-end text:name="_Hlk178302760"/><text:span text:style-name="T505">EEG studies have<text:s/></text:span><text:span text:style-name="T506">become increasingly relevant for investigating individuals with COVID-19 and PCS, as they reveal changes in brain neural activity that correlate with fatigue, which is alongside cognitive decline the most commonly reported symptom, and cognitive deficits i</text:span><text:span text:style-name="T507">n these patients<text:s/></text:span><text:span text:style-name="T508">(</text:span><text:span text:style-name="T509">Antony &amp; Haneef, 2020;<text:s/></text:span><text:span text:style-name="T510">Appelt et al., 2022; Cecchetti et al., 2022; Furlanis et al., 2023;<text:s/></text:span><text:bookmark-start text:name="_Hlk192083177"/><text:span text:style-name="T511">Kopańska et al., 2022</text:span><text:bookmark-end text:name="_Hlk192083177"/><text:span text:style-name="T512">; Kubota, Gajera &amp; Kuroda, 2021;<text:s/></text:span><text:span text:style-name="T513">Pasini et al., 2020; Pastor, Vega-Zelaya &amp; Abad, 2020; Roberto, Espiritu, Fernandez &amp;<text:s/></text:span><text:span text:style-name="T514">Gutierrez, 2020;<text:s/></text:span><text:span text:style-name="T515">Wojcik et al., 2023)</text:span><text:span text:style-name="T516">.</text:span><text:bookmark-end text:name="_Hlk178302865"/><text:span text:style-name="T517"><text:s/></text:span></text:p>
      <text:p text:style-name="P518"><text:span text:style-name="T519">Furlanis et al. (2023) found that two-thirds of the 20 participants presenting brain fog were characterized by unexpected abnormal EEG patterns. Ortelli et al. (2023) found that<text:s/></text:span><text:soft-page-break/><text:span text:style-name="T520">lower performance on cognitive tasks,<text:s/></text:span><text:span text:style-name="T521">particularly those assessing executive function, was associated with changes in brain activity in PCS patients.<text:s/></text:span></text:p>
      <text:p text:style-name="P522"><text:span text:style-name="T523"><office:annotation office:name="61" xml:id="141941706"><dc:creator>Janka Hauffe</dc:creator><dc:date>2025-03-05T16:31:00</dc:date><meta:creator-initials>JH</meta:creator-initials><text:p text:style-name="P524">Delete?</text:p></office:annotation>There are different types of analyses used to evaluate EEG patterns of PCS patients, ranging from common power spectrum and event-rel</text:span><text:span text:style-name="T525">ated potentials (Cecchetti et al., 2022; Furlanis et al., 2023; Kopańska et al., 2022) to more sophisticated approaches, such as intrinsic mode functions and avalanche analysis (Appelt et al., 2022; Wojcik et al., 2023). However, in this thesis, a power an</text:span><text:span text:style-name="T526">alysis will be conducted, specifically examining delta and beta frequency.<text:s/></text:span><text:span text:style-name="CommentReference"><office:annotation-end office:name="61"/></text:span></text:p>
      <text:p text:style-name="P527"><text:span text:style-name="T528">Delta Power in PCS patients.</text:span><text:span text:style-name="T529"><text:s/></text:span><text:span text:style-name="T530">Ortelli et al.<text:s/></text:span><text:span text:style-name="T531">(2023) reported significant differences in the delta frequency band between PCS and healthy controls, with PCS patients displaying dimi</text:span><text:span text:style-name="T532">nished activity compared to healthy controls.<text:s/></text:span><text:span text:style-name="T533"><office:annotation office:name="62" xml:id="729367311"><dc:creator>Christian Neumann</dc:creator><dc:date>2025-03-10T10:53:00</dc:date><meta:creator-initials>CN</meta:creator-initials><text:p text:style-name="Kommentartext">Falls du die Struktur nochmal änderst, wäre das hier zum Beispiel die interessantere Info als dass sich PCS patienten von gesunden Controls unterscheiden. Nämlich die Frage: WIESO unterscheiden sie sich?<text:s/></text:p></office:annotation>Low</text:span><text:span text:style-name="T534">er delta power was associated with worse cognitive functioning.<text:s/></text:span><text:span text:style-name="Kommentarzeichen"><office:annotation-end office:name="62"/></text:span><text:span text:style-name="T535">However, findings regarding delta power in PCS patients are not consistent. For instance, Kopańska et al. (2022) found a decrease in delta in the left hemisphere, similar to Ortelli et al. (2</text:span><text:span text:style-name="T536">023), but also observed an increase in delta activity in the right hemisphere.<text:s/></text:span><text:span text:style-name="T537"><office:annotation office:name="63" xml:id="729367412"><dc:creator>Christian Neumann</dc:creator><dc:date>2025-03-10T10:54:00</dc:date><meta:creator-initials>CN</meta:creator-initials><text:p text:style-name="Kommentartext">Auch hier wäre spannend zu wissen: Wie unterscheiden sich den diese 9 von den anderen 11 weshalb sie ein slowing haben und die anderen nicht?<text:s/><text:line-break/>Steht vielleicht nicht in der Studie, aber das ist im Endeffekt das, was du mit deiner Recherche versuchen könntest herauszufinden, um eben Symptombezogen zu arbeiten statt Krankheitsbezogen<text:s/></text:p></office:annotation>In another study of 20 PCS patients, a delta-slowing pattern was revealed in nine of them (Furla</text:span><text:span text:style-name="T538">ni et al., 2022).<text:s/></text:span><text:span text:style-name="Kommentarzeichen"><office:annotation-end office:name="63"/></text:span><text:span text:style-name="T539">Furthermore, the relative delta power values in this cohort were higher compared to those reported in the literature for healthy individuals. Similarly, Pastor et al. (2020) demonstrated a significant encephalopathic pattern in PCS patie</text:span><text:span text:style-name="T540">nts characterized, among others, by an increase in generalized delta activity. Babiloni et al. (2024) found no difference between PCS patients and healthy control in the delta power.<text:s/></text:span></text:p>
      <text:p text:style-name="P541"><text:span text:style-name="T542">Beta Power in PCS patients.<text:s/></text:span><text:span text:style-name="T543">While Ortelli et al. (2023) and Cecchetti et</text:span><text:span text:style-name="T544"><text:s/>al. (2022) found no significant differences in beta frequency bands, Kopańska et al. (2020) reported increased<text:s/></text:span><text:span text:style-name="T545"><office:annotation office:name="64" xml:id="729367683"><dc:creator>Christian Neumann</dc:creator><dc:date>2025-03-10T10:59:00</dc:date><meta:creator-initials>CN</meta:creator-initials><text:p text:style-name="Kommentartext">Am besten einfach einfach higher und lower beta sagen, beta2 und beta1 sind keine Standard Bezeichnungen<text:s/></text:p></office:annotation>beta2 activity in both hemispheres a</text:span><text:span text:style-name="T546">nd elevated beta1 activity in the left hemisphere in PCS patients</text:span><text:span text:style-name="Kommentarzeichen"><office:annotation-end office:name="64"/></text:span><text:span text:style-name="T547">. In contrast, Gaber et al. (2024) observed decreased beta power in PCS patients. Further complexity in beta power findings was highlighted by Benis et al. (2024), who reported differential<text:s/></text:span><text:span text:style-name="T548">effects for low beta (13-19 Hz) and high beta (19-36 Hz) in a case report. The PCS patient with prominent apathy exhibited elevated high beta power but decreased low beta power compared to healthy co</text:span><text:span text:style-name="T549"><office:annotation office:name="65" xml:id="1422374283"><dc:creator>Janka Hauffe</dc:creator><dc:date>2025-03-05T16:55:00</dc:date><meta:creator-initials>JH</meta:creator-initials><text:p text:style-name="P550"><text:span text:style-name="T551">These conflicting findings suggest heterogeneous beta<text:s/></text:span><text:span text:style-name="T552">activity alterations in PCS, possibly influenced by individual differences in symptoms or underlying neurophysiological mechanisms.<text:s/></text:span></text:p></office:annotation><office:annotation office:name="66"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65"/></text:span><text:span text:style-name="Kommentarzeichen"><office:annotation-end office:name="66"/></text:span><text:span text:style-name="T553">.</text:span></text:p>
      <text:p text:style-name="P554"><text:span text:style-name="T555">EEG findings<text:s/></text:span><text:span text:style-name="T556">conclusion.<text:s/></text:span><text:span text:style-name="T557">Those EEG findings discussed above are mainly based on subjective perceived cognitive impairment rather than objective measures of impairment. To illustrate this, the findings of Ortelli et al. (2023) provide relevant insights.<text:s/></text:span><text:span text:style-name="T558"><office:annotation office:name="68" xml:id="729367954"><dc:creator>Christian Neumann</dc:creator><dc:date>2025-03-10T11:03:00</dc:date><meta:creator-initials>CN</meta:creator-initials><text:p text:style-name="Literaturverzeichnis">Das ist interessant, weil vielleicht hätte die PCS Gruppe vor der Erkrankung genauso gut abgeschnitten wie die Kontrollgruppe, dann wäre das ja eine messbare kognitive Verschlechterung. Was irgendwie auch beeindruckend ist, weil der Normal Bereich vom MOCA Score ist 26<text:s/>– 30 Punkte, also das da ein signifikanter Unterschied gefunden wurde und trotzdem beide Gruppen im Normbereich sind, ist gar <text:s/>nicht so selbstverständlich… Wenn zum Beispiel eine Gruppe im Schnitt zwischen 29 und 30 Punkten hat und die andere Gruppe im Schnitt irgendwas zwischen 26 und 27 ist das auch spannend und zeigt, dass der MoCA in diesem Fall nicht geeignet ist, die kognitive Verschlechterung sichtbar zu machen (Es gibt auch ein Paper dazu, dass oft kognitive Einschränkungen bei PCS übersehen werden, wenn der MoCA benutzt wird:<text:s/><text:span text:style-name="T559">Lynch, S., Ferrando, S. J., Dornbush, R., Shahar, S., Smiley, A., &amp; Klepacz, L. (2022).<text:s/></text:span><text:span text:style-name="T560">Screening for brain fog: Is the montreal cognitive assessment an effective screening tool for neurocognitive complaints post-COVID-19?<text:s/></text:span><text:span text:style-name="T561">Gen</text:span><text:span text:style-name="T562">eral Hospital Psychiatry</text:span><text:span text:style-name="T563">,<text:s/></text:span><text:span text:style-name="T564">78</text:span><text:span text:style-name="T565">, 80–86. https://doi.org/10.1016/j.genhosppsych.2022.07.013</text:span></text:p><text:p text:style-name="Kommentartext"><text:line-break/>Das alle wird sicherlich für die Diskussion relevant sein<text:s/></text:p></office:annotation>The PCS group had a significantly lower<text:s/></text:span><text:span text:style-name="T566"><office:annotation office:name="67" xml:id="1195721937"><dc:creator>Janka Hauffe</dc:creator><dc:date>2025-03-05T16:56:00</dc:date><meta:creator-initials>JH</meta:creator-initials><text:p text:style-name="P567"><text:span text:style-name="T568">Think I need to introduce MoCA here as I didn‘t do it before</text:span></text:p></office:annotation>MoCA<text:s/></text:span><text:span text:style-name="CommentReference"><office:annotation-end office:name="67"/></text:span><text:span text:style-name="T569">score<text:s/></text:span><text:span text:style-name="Kommentarzeichen"><office:annotation-end office:name="68"/></text:span><text:span text:style-name="T570">and higher fatigue score (assessed with the self-evaluation scale measuring perceived fatigue (FSS)), than the control group. However, the<text:s/></text:span><text:soft-page-break/><text:span text:style-name="T571">global cognitive score assessed with the MoCA was still considered normal, implying that, overall, PCS patient</text:span><text:span text:style-name="T572">s did not have clinically significant cognitive impairment.<text:s/></text:span></text:p>
      <text:p text:style-name="P573"><text:tab/>Notably, there was no differentiation possible between EEG patterns associated with cognitive impairment and those related to fatigue. This raises an interesting opportunity to examine beta and<text:s/>delta power during resting state in two groups defined solely by objective cognitive measures, allowing for a clearer understanding of the relationship between EEG patterns and cognitive functioning in patients with PCS. This approach would allow potential<text:s/>abnormalities in EEG to be more directly linked to objective cognitive impairment rather than subjective cognitive impairment, which might be influenced by psychological factors, such as fatigue.<text:s/></text:p>
      <text:p text:style-name="P574"/>
      <text:p text:style-name="P575"><text:span text:style-name="T576"><office:annotation office:name="69" xml:id="1146937485"><dc:creator>Janka Hauffe</dc:creator><dc:date>2025-03-05T15:21:00</dc:date><meta:creator-initials>JH</meta:creator-initials><text:p text:style-name="P577"><text:span text:style-name="T578">Delete?</text:span></text:p></office:annotation><office:annotation office:name="70" xml:id="150308040"><dc:creator>Janka Hauffe</dc:creator><dc:date>2025-03-05T16:58:00</dc:date><meta:creator-initials>JH</meta:creator-initials><text:p text:style-name="P579"><text:span text:style-name="T580">Or maybe somehow here</text:span></text:p></office:annotation>Understanding these dynamics is crucial for developing effective and personalized rehabilitation programs that aim to improve individuals’ perceived cognitive function and assist in their recovery.<text:s/></text:span><text:span text:style-name="CommentReference"><office:annotation-end office:name="69"/></text:span><text:span text:style-name="CommentReference"><office:annotation-end office:name="70"/></text:span></text:p>
      <text:p text:style-name="P581"/>
      <text:p text:style-name="P582">Aim of study</text:p>
      <text:p text:style-name="P583"><text:span text:style-name="T584">The study aims to explore the differences</text:span><text:span text:style-name="T585"><text:s/>among groups that differ significantly in their objective cognitive performance levels following SARS-CoV-2 infection. This investigation is crucial given the widespread cognitive impairments reported in individuals with PCS and their profound impact on e</text:span><text:span text:style-name="T586">veryday functioning and quality of life. Due to the inconsistent findings in EEG patterns in beta and delta power in patients with PCS, but also in patients with MCI, there is a need for further investigation of this aspect. Specifically, the research will</text:span><text:span text:style-name="T587"><text:s/>address the following research question:<text:s/></text:span><text:span text:style-name="T588">How do individuals with different cognitive performance levels differ in their self-reported limitations after SARS-CoV-2 infection, their well-being, and their resting state neural activity?</text:span></text:p>
      <text:p text:style-name="P589"/>
      <text:p text:style-name="P590">By examining the<text:s/>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591"><text:span text:style-name="T592"><text:line-break/></text:span><text:span text:style-name="T593"><office:annotation office:name="71" xml:id="538960264"><dc:creator>Janka Hauffe</dc:creator><dc:date>2025-03-05T17:16:00</dc:date><meta:creator-initials>JH</meta:creator-initials><text:p text:style-name="P594"><text:span text:style-name="T595">Not happy yet</text:span></text:p></office:annotation>Hypotheses</text:span><text:span text:style-name="CommentReference"><office:annotation-end office:name="71"/></text:span></text:p>
      <text:p text:style-name="P596"><text:span text:style-name="T597"><office:annotation office:name="72" xml:id="1740398350"><dc:creator>Janka Hauffe</dc:creator><dc:date>2025-01-09T12:37:00</dc:date><meta:creator-initials>JH</meta:creator-initials><text:p text:style-name="P598"><text:span text:style-name="T599">Setzen wir voraus, keine Hypothese</text:span></text:p></office:annotation>Following SARS-CoV-2 infection, two distinct groups of individuals will be identified based on objective cognitive assessments, showing signi</text:span><text:span text:style-name="T600">ficant differences in performance levels<text:s/></text:span><text:soft-page-break/><text:span text:style-name="T601">between the groups. Suggesting, that one group performs significantly better or worse than the other group</text:span><text:span text:style-name="CommentReference"><office:annotation-end office:name="72"/></text:span><text:span text:style-name="T602">.<text:s/></text:span></text:p>
      <text:p text:style-name="P603"/>
      <text:list text:style-name="LFO1" text:continue-numbering="true">
        <text:list-item>
          <text:p text:style-name="P604"><text:span text:style-name="T605">Individuals with objectively assessed lower cognitive performance will report higher levels of self-repo</text:span><text:span text:style-name="T606">rted cognitive limitations compared to the group that performed better.<text:s/></text:span></text:p>
        </text:list-item>
        <text:list-item>
          <text:p text:style-name="P607"><text:span text:style-name="T608">Individuals, that have self-reported cognitive impairment, but were not recognized as low performers in objective cognitive assessment may have<text:s/></text:span><text:span text:style-name="T609"><office:annotation office:name="73" xml:id="126409595"><dc:creator>Janka Hauffe</dc:creator><dc:date>2025-03-05T17:12:00</dc:date><meta:creator-initials>JH</meta:creator-initials><text:p text:style-name="P610"><text:span text:style-name="T611">Or for each one own hypothesis?<text:s/></text:span></text:p></office:annotation><office:annotation office:name="74" xml:id="260435928"><dc:creator>Janka Hauffe</dc:creator><dc:date>2025-03-05T17:12:00</dc:date><meta:creator-initials>JH</meta:creator-initials><text:p text:style-name="P612"><text:span text:style-name="T613">O</text:span><text:span text:style-name="T614">r maybe just for fatigue as that symptom is very common?</text:span></text:p></office:annotation><office:annotation office:name="75"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text:s/>richtig? Das ist gut! Wenn du das für Depression auch so gefunden hast, dann nenn hier auch Depression. Du kannst dazu Unterhypothesen machen, also 2. a. und b., wie du es für die nächste Hypothese auch gemacht hast<text:s/></text:p></office:annotation>higher fatigue, anxiety, and depression<text:s/></text:span><text:span text:style-name="T615">scores<text:s/></text:span><text:span text:style-name="CommentReference"><office:annotation-end office:name="73"/></text:span><text:span text:style-name="CommentReference"><office:annotation-end office:name="74"/></text:span><text:span text:style-name="Kommentarzeichen"><office:annotation-end office:name="75"/></text:span><text:span text:style-name="T616"><office:annotation office:name="76" xml:id="729368810"><dc:creator>Christian Neumann</dc:creator><dc:date>2025-03-10T11:18:00</dc:date><meta:creator-initials>CN</meta:creator-initials><text:p text:style-name="Kommentartext">Es klingt so als würdest du die 10 Leute, auf die das zutrifft bis den anderen 60 vergeichen, was du aber glaube ich nicht tust? <text:s/></text:p></office:annotation>than all other individuals.<text:s/></text:span><text:span text:style-name="Kommentarzeichen"><office:annotation-end office:name="76"/></text:span></text:p>
        </text:list-item>
        <text:list-item>
          <text:p text:style-name="P617"><text:span text:style-name="T618">Concerning the delta frequency:</text:span></text:p>
        </text:list-item>
      </text:list>
      <text:list text:style-name="LFO2" text:continue-numbering="true">
        <text:list-item>
          <text:p text:style-name="P619"><text:span text:style-name="T620">A decreased delta power, in patients with<text:s/></text:span><text:span text:style-name="T621">objective cognitive lower performance compared to the better performers is expected,<text:s/></text:span><text:span text:style-name="T622"><office:annotation office:name="77" xml:id="1890790896"><dc:creator>Janka Hauffe</dc:creator><dc:date>2025-03-05T17:14:00</dc:date><meta:creator-initials>JH</meta:creator-initials><text:p text:style-name="P623">Delete?</text:p></office:annotation>suggesting, that abnormal delta power is correlated to cognitive impairment</text:span><text:span text:style-name="CommentReference"><office:annotation-end office:name="77"/></text:span><text:span text:style-name="T624">.</text:span></text:p>
        </text:list-item>
        <text:list-item>
          <text:p text:style-name="P625"><text:span text:style-name="T626"><office:annotation office:name="78" xml:id="729369533"><dc:creator>Christian Neumann</dc:creator><dc:date>2025-03-10T11:30:00</dc:date><meta:creator-initials>CN</meta:creator-initials><text:p text:style-name="Kommentartext">So wie es hier steht, würdest du das schon erklären BEVOR du die Hypothesen nennst.<text:s/><text:span text:style-name="T627">In der Hypothese sagst du dann nur noch ganz klar, was du erwartest z.B.: Decreased Delta Power in participants with high performace + fatigue compared to participants with high performance without fatigue</text:span></text:p></office:annotation>However, abnormal delta power may also be relat</text:span><text:span text:style-name="T628">ed to fatigue, suggesting that decreased delta power could be observed in patients with SCD who do not exhibit lower objective cognitive performance. This would imply that their perceived cognitive limitations might be a symptom of fatigue rather than actu</text:span><text:span text:style-name="T629">al cognitive deficits.</text:span><text:span text:style-name="Kommentarzeichen"><office:annotation-end office:name="78"/></text:span></text:p>
        </text:list-item>
      </text:list>
      <text:list text:style-name="LFO1" text:continue-numbering="true">
        <text:list-item>
          <text:p text:style-name="P630"><text:span text:style-name="T631">Concerning the beta frequency</text:span></text:p>
        </text:list-item>
      </text:list>
      <text:list text:style-name="LFO3" text:continue-numbering="true">
        <text:list-item>
          <text:p text:style-name="P632"><text:span text:style-name="T633">An increase, in patients with objective lower performance compared to the better performers is expected,<text:s/></text:span><text:span text:style-name="T634"><office:annotation office:name="79" xml:id="1380887701"><dc:creator>Janka Hauffe</dc:creator><dc:date>2025-03-05T17:15:00</dc:date><meta:creator-initials>JH</meta:creator-initials><text:p text:style-name="P635">Delete?</text:p></office:annotation>suggesting, that abnormal beta power is correlated to cognitive impairment</text:span><text:span text:style-name="CommentReference"><office:annotation-end office:name="79"/></text:span><text:span text:style-name="T636">.</text:span></text:p>
        </text:list-item>
        <text:list-item>
          <text:p text:style-name="P637"><text:span text:style-name="T638">However, abnormal beta power may be (as delta power) also related to fatigue, suggesting that increased beta power could be observed in patients with subjective cognitive impairment who do not exhibit lower objective cognitive performan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Hervorhebung" style:display-name="Hervorhebung" style:family="text" style:parent-style-name="Absatz-Standardschriftart">
      <style:text-properties fo:font-style="italic" style:font-style-asian="italic" style:font-style-complex="italic"/>
    </style:style>
    <style:style style:name="CommentTextChar1" style:display-name="Comment Text Char1" style:family="text" style:parent-style-name="Absatz-Standardschriftart">
      <style:text-properties fo:font-size="10pt" style:font-size-asian="10pt" style:font-size-complex="10pt"/>
    </style:style>
    <style:style style:name="StandardChar" style:display-name="Standard Char"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Literaturverzeichnis" style:display-name="Literaturverzeichnis" style:family="paragraph" style:parent-style-name="Standard" style:next-style-name="Standard">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ka Hauffe</meta:initial-creator>
    <dc:creator>Rolf Hauffe</dc:creator>
    <meta:creation-date>2025-03-10T10:50:00Z</meta:creation-date>
    <dc:date>2025-03-11T08:18:00Z</dc:date>
    <meta:print-date>2025-02-28T07:59:00Z</meta:print-date>
    <meta:template xlink:href="Normal.dotm" xlink:type="simple"/>
    <meta:editing-cycles>3</meta:editing-cycles>
    <meta:editing-duration>PT0S</meta:editing-duration>
    <meta:document-statistic meta:page-count="14" meta:paragraph-count="71" meta:word-count="4875" meta:character-count="35521" meta:row-count="255" meta:non-whitespace-character-count="30717"/>
  </office:meta>
</office:document-meta>
</file>